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officeooo:rsid="000c4c67" officeooo:paragraph-rsid="000c4c67"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rsid="001f91fd" officeooo:paragraph-rsid="001f91fd" style:font-name-complex="Georgia"/>
    </style:style>
    <style:style style:name="P3" style:family="paragraph" style:parent-style-name="Standard">
      <style:paragraph-properties fo:margin-top="0in" fo:margin-bottom="0in" style:contextual-spacing="false" fo:text-align="center" style:justify-single-word="false"/>
      <style:text-properties style:font-name="Georgia" officeooo:rsid="001f91fd" officeooo:paragraph-rsid="001f91fd"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rsid="0026cb70" officeooo:paragraph-rsid="0026cb70" style:font-name-complex="Georgia"/>
    </style:style>
    <style:style style:name="P5" style:family="paragraph" style:parent-style-name="Standard">
      <style:paragraph-properties fo:margin-top="0in" fo:margin-bottom="0in" style:contextual-spacing="false" fo:text-align="center" style:justify-single-word="false"/>
      <style:text-properties style:font-name="Georgia" officeooo:rsid="0026cb70" officeooo:paragraph-rsid="0026cb7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35eace" officeooo:paragraph-rsid="0035eace"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f8d48" officeooo:paragraph-rsid="003f8d48" style:font-name-complex="Georgia"/>
    </style:style>
    <style:style style:name="P8" style:family="paragraph" style:parent-style-name="Standard">
      <style:paragraph-properties fo:margin-top="0in" fo:margin-bottom="0in" style:contextual-spacing="false" fo:text-align="center" style:justify-single-word="false"/>
      <style:text-properties style:font-name="Georgia" officeooo:rsid="003f8d48" officeooo:paragraph-rsid="003f8d4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8603a" officeooo:paragraph-rsid="0058603a" style:font-name-complex="Georgia"/>
    </style:style>
    <style:style style:name="P10" style:family="paragraph" style:parent-style-name="Standard">
      <style:paragraph-properties fo:margin-top="0in" fo:margin-bottom="0in" style:contextual-spacing="false" fo:text-align="justify" style:justify-single-word="false"/>
      <style:text-properties style:font-name="Georgia" officeooo:rsid="006ab0f4" officeooo:paragraph-rsid="006ab0f4" style:font-name-complex="Georgia"/>
    </style:style>
    <style:style style:name="P11" style:family="paragraph" style:parent-style-name="Standard">
      <style:paragraph-properties fo:margin-top="0in" fo:margin-bottom="0in" style:contextual-spacing="false" fo:text-align="center" style:justify-single-word="false"/>
      <style:text-properties style:font-name="Georgia" officeooo:rsid="006ab0f4" officeooo:paragraph-rsid="006ab0f4" style:font-name-complex="Georgia"/>
    </style:style>
    <style:style style:name="P12" style:family="paragraph" style:parent-style-name="Standard">
      <style:paragraph-properties fo:margin-top="0in" fo:margin-bottom="0in" style:contextual-spacing="false" fo:text-align="justify" style:justify-single-word="false"/>
      <style:text-properties style:font-name="Georgia" officeooo:rsid="007dc210" officeooo:paragraph-rsid="007dc210" style:font-name-complex="Georgia"/>
    </style:style>
    <style:style style:name="P13" style:family="paragraph" style:parent-style-name="Standard">
      <style:paragraph-properties fo:margin-top="0in" fo:margin-bottom="0in" style:contextual-spacing="false" fo:text-align="justify" style:justify-single-word="false"/>
      <style:text-properties style:font-name="Georgia" officeooo:rsid="00809af2" officeooo:paragraph-rsid="00809af2" style:font-name-complex="Georgia"/>
    </style:style>
    <style:style style:name="P14" style:family="paragraph" style:parent-style-name="Standard">
      <style:paragraph-properties fo:margin-top="0in" fo:margin-bottom="0in" style:contextual-spacing="false" fo:text-align="center" style:justify-single-word="false"/>
      <style:text-properties style:font-name="Georgia" officeooo:rsid="00809af2" officeooo:paragraph-rsid="00809af2"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8ce8aa" officeooo:paragraph-rsid="008ce8aa" style:font-name-complex="Georgia"/>
    </style:style>
    <style:style style:name="P16" style:family="paragraph" style:parent-style-name="Standard">
      <style:paragraph-properties fo:margin-top="0in" fo:margin-bottom="0in" style:contextual-spacing="false" fo:text-align="justify" style:justify-single-word="false"/>
      <style:text-properties style:font-name="Georgia" officeooo:rsid="00924ba7" officeooo:paragraph-rsid="00924ba7" style:font-name-complex="Georgia"/>
    </style:style>
    <style:style style:name="P17" style:family="paragraph" style:parent-style-name="Standard">
      <style:paragraph-properties fo:margin-top="0in" fo:margin-bottom="0in" style:contextual-spacing="false" fo:text-align="center" style:justify-single-word="false"/>
      <style:text-properties style:font-name="Georgia" officeooo:rsid="00924ba7" officeooo:paragraph-rsid="00924ba7" style:font-name-complex="Georgia"/>
    </style:style>
    <style:style style:name="P18" style:family="paragraph" style:parent-style-name="Standard">
      <style:paragraph-properties fo:margin-top="0in" fo:margin-bottom="0in" style:contextual-spacing="false" fo:text-align="justify" style:justify-single-word="false"/>
      <style:text-properties style:font-name="Georgia" officeooo:rsid="009e5ca3" officeooo:paragraph-rsid="00924ba7" style:font-name-complex="Georgia"/>
    </style:style>
    <style:style style:name="P19" style:family="paragraph" style:parent-style-name="Standard">
      <style:paragraph-properties fo:margin-top="0in" fo:margin-bottom="0in" style:contextual-spacing="false" fo:text-align="center" style:justify-single-word="false"/>
      <style:text-properties style:font-name="Georgia" officeooo:rsid="009e5ca3" officeooo:paragraph-rsid="00924ba7" style:font-name-complex="Georgia"/>
    </style:style>
    <style:style style:name="P20" style:family="paragraph" style:parent-style-name="Standard">
      <style:paragraph-properties fo:margin-top="0in" fo:margin-bottom="0in" style:contextual-spacing="false" fo:text-align="justify" style:justify-single-word="false"/>
      <style:text-properties style:font-name="Georgia" officeooo:rsid="00a91000" officeooo:paragraph-rsid="00924ba7" style:font-name-complex="Georgia"/>
    </style:style>
    <style:style style:name="P21" style:family="paragraph" style:parent-style-name="Standard">
      <style:paragraph-properties fo:margin-top="0in" fo:margin-bottom="0in" style:contextual-spacing="false" fo:text-align="justify" style:justify-single-word="false"/>
      <style:text-properties style:font-name="Georgia" officeooo:rsid="00aa5bff" officeooo:paragraph-rsid="00aa5bff" style:font-name-complex="Georgia"/>
    </style:style>
    <style:style style:name="P22" style:family="paragraph" style:parent-style-name="Standard">
      <style:paragraph-properties fo:margin-top="0in" fo:margin-bottom="0in" style:contextual-spacing="false" fo:text-align="justify" style:justify-single-word="false"/>
      <style:text-properties style:font-name="Georgia" officeooo:rsid="00be7601" officeooo:paragraph-rsid="00be7601" style:font-name-complex="Georgia"/>
    </style:style>
    <style:style style:name="P23" style:family="paragraph" style:parent-style-name="Standard">
      <style:paragraph-properties fo:margin-top="0in" fo:margin-bottom="0in" style:contextual-spacing="false" fo:text-align="center" style:justify-single-word="false"/>
      <style:text-properties style:font-name="Georgia" officeooo:rsid="00be7601" officeooo:paragraph-rsid="00be7601" style:font-name-complex="Georgia"/>
    </style:style>
    <style:style style:name="P24" style:family="paragraph" style:parent-style-name="Standard">
      <style:paragraph-properties fo:margin-top="0in" fo:margin-bottom="0in" style:contextual-spacing="false" fo:text-align="justify" style:justify-single-word="false"/>
      <style:text-properties style:font-name="Georgia" officeooo:rsid="00ca2e26" officeooo:paragraph-rsid="00ca2e26" style:font-name-complex="Georgia"/>
    </style:style>
    <style:style style:name="P25" style:family="paragraph" style:parent-style-name="Standard">
      <style:paragraph-properties fo:margin-top="0in" fo:margin-bottom="0in" style:contextual-spacing="false" fo:text-align="justify" style:justify-single-word="false"/>
      <style:text-properties style:font-name="Georgia" officeooo:rsid="00dabede" officeooo:paragraph-rsid="00dabede" style:font-name-complex="Georgia"/>
    </style:style>
    <style:style style:name="P26" style:family="paragraph" style:parent-style-name="Standard">
      <style:paragraph-properties fo:margin-top="0in" fo:margin-bottom="0in" style:contextual-spacing="false" fo:text-align="center" style:justify-single-word="false"/>
      <style:text-properties style:font-name="Georgia" officeooo:rsid="00dabede" officeooo:paragraph-rsid="00dabede" style:font-name-complex="Georgia"/>
    </style:style>
    <style:style style:name="P27" style:family="paragraph" style:parent-style-name="Standard">
      <style:paragraph-properties fo:margin-top="0in" fo:margin-bottom="0in" style:contextual-spacing="false" fo:text-align="justify" style:justify-single-word="false"/>
      <style:text-properties style:font-name="Georgia" officeooo:rsid="00de4660" officeooo:paragraph-rsid="00de4660" style:font-name-complex="Georgia"/>
    </style:style>
    <style:style style:name="P28" style:family="paragraph" style:parent-style-name="Standard">
      <style:paragraph-properties fo:margin-top="0in" fo:margin-bottom="0in" style:contextual-spacing="false" fo:text-align="justify" style:justify-single-word="false"/>
      <style:text-properties style:font-name="Georgia" officeooo:rsid="00e3cc29" officeooo:paragraph-rsid="00e3cc29" style:font-name-complex="Georgia"/>
    </style:style>
    <style:style style:name="P29" style:family="paragraph" style:parent-style-name="Standard">
      <style:paragraph-properties fo:margin-top="0in" fo:margin-bottom="0in" style:contextual-spacing="false" fo:text-align="center" style:justify-single-word="false"/>
      <style:text-properties style:font-name="Georgia" officeooo:rsid="00e3cc29" officeooo:paragraph-rsid="00e3cc29" style:font-name-complex="Georgia"/>
    </style:style>
    <style:style style:name="P30" style:family="paragraph" style:parent-style-name="Standard">
      <style:paragraph-properties fo:margin-top="0in" fo:margin-bottom="0in" style:contextual-spacing="false" fo:text-align="justify" style:justify-single-word="false"/>
      <style:text-properties style:font-name="Georgia" officeooo:rsid="00e45812" officeooo:paragraph-rsid="00e45812" style:font-name-complex="Georgia"/>
    </style:style>
    <style:style style:name="P31" style:family="paragraph" style:parent-style-name="Standard">
      <style:paragraph-properties fo:margin-top="0in" fo:margin-bottom="0in" style:contextual-spacing="false" fo:text-align="justify" style:justify-single-word="false"/>
      <style:text-properties style:font-name="Georgia" officeooo:rsid="00e7c173" officeooo:paragraph-rsid="00e7c173" style:font-name-complex="Georgia"/>
    </style:style>
    <style:style style:name="P32" style:family="paragraph" style:parent-style-name="Standard">
      <style:paragraph-properties fo:margin-top="0in" fo:margin-bottom="0in" style:contextual-spacing="false" fo:text-align="justify" style:justify-single-word="false"/>
      <style:text-properties style:font-name="Georgia" officeooo:rsid="00f47e43" officeooo:paragraph-rsid="00f47e43" style:font-name-complex="Georgia"/>
    </style:style>
    <style:style style:name="P33" style:family="paragraph" style:parent-style-name="Standard">
      <style:paragraph-properties fo:margin-top="0in" fo:margin-bottom="0in" style:contextual-spacing="false" fo:text-align="justify" style:justify-single-word="false"/>
      <style:text-properties style:font-name="Georgia" officeooo:rsid="00fac900" officeooo:paragraph-rsid="00fac900" style:font-name-complex="Georgia"/>
    </style:style>
    <style:style style:name="P34"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P35"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c4c67" officeooo:paragraph-rsid="000c4c67" style:font-name-complex="Georgia"/>
    </style:style>
    <style:style style:name="P36" style:family="paragraph" style:parent-style-name="Standard">
      <style:paragraph-properties fo:margin-top="0in" fo:margin-bottom="0in" style:contextual-spacing="false" fo:text-align="justify" style:justify-single-word="false"/>
      <style:text-properties style:font-name="Georgia" officeooo:rsid="00feca94" officeooo:paragraph-rsid="00feca94" style:font-name-complex="Georgia"/>
    </style:style>
    <style:style style:name="T1" style:family="text">
      <style:text-properties officeooo:rsid="000d1b0b"/>
    </style:style>
    <style:style style:name="T2" style:family="text">
      <style:text-properties officeooo:rsid="000e574a"/>
    </style:style>
    <style:style style:name="T3" style:family="text">
      <style:text-properties officeooo:rsid="000f4d9c"/>
    </style:style>
    <style:style style:name="T4" style:family="text">
      <style:text-properties officeooo:rsid="0011265f"/>
    </style:style>
    <style:style style:name="T5" style:family="text">
      <style:text-properties officeooo:rsid="00126591"/>
    </style:style>
    <style:style style:name="T6" style:family="text">
      <style:text-properties officeooo:rsid="0013fab5"/>
    </style:style>
    <style:style style:name="T7" style:family="text">
      <style:text-properties officeooo:rsid="0014d79d"/>
    </style:style>
    <style:style style:name="T8" style:family="text">
      <style:text-properties officeooo:rsid="001501a1"/>
    </style:style>
    <style:style style:name="T9" style:family="text">
      <style:text-properties officeooo:rsid="00154e33"/>
    </style:style>
    <style:style style:name="T10" style:family="text">
      <style:text-properties officeooo:rsid="0015dee2"/>
    </style:style>
    <style:style style:name="T11" style:family="text">
      <style:text-properties officeooo:rsid="0017b1b5"/>
    </style:style>
    <style:style style:name="T12" style:family="text">
      <style:text-properties officeooo:rsid="00191067"/>
    </style:style>
    <style:style style:name="T13" style:family="text">
      <style:text-properties officeooo:rsid="001a492c"/>
    </style:style>
    <style:style style:name="T14" style:family="text">
      <style:text-properties officeooo:rsid="001b5cda"/>
    </style:style>
    <style:style style:name="T15" style:family="text">
      <style:text-properties officeooo:rsid="001c6d90"/>
    </style:style>
    <style:style style:name="T16" style:family="text">
      <style:text-properties officeooo:rsid="001e379e"/>
    </style:style>
    <style:style style:name="T17" style:family="text">
      <style:text-properties officeooo:rsid="00213b0e"/>
    </style:style>
    <style:style style:name="T18" style:family="text">
      <style:text-properties officeooo:rsid="00220ec7"/>
    </style:style>
    <style:style style:name="T19" style:family="text">
      <style:text-properties officeooo:rsid="0023d48d"/>
    </style:style>
    <style:style style:name="T20" style:family="text">
      <style:text-properties officeooo:rsid="00246b52"/>
    </style:style>
    <style:style style:name="T21" style:family="text">
      <style:text-properties officeooo:rsid="0024d644"/>
    </style:style>
    <style:style style:name="T22" style:family="text">
      <style:text-properties officeooo:rsid="00250093"/>
    </style:style>
    <style:style style:name="T23" style:family="text">
      <style:text-properties officeooo:rsid="002608c4"/>
    </style:style>
    <style:style style:name="T24" style:family="text">
      <style:text-properties officeooo:rsid="002649df"/>
    </style:style>
    <style:style style:name="T25" style:family="text">
      <style:text-properties officeooo:rsid="00283f82"/>
    </style:style>
    <style:style style:name="T26" style:family="text">
      <style:text-properties officeooo:rsid="002a2d02"/>
    </style:style>
    <style:style style:name="T27" style:family="text">
      <style:text-properties officeooo:rsid="002bc376"/>
    </style:style>
    <style:style style:name="T28" style:family="text">
      <style:text-properties officeooo:rsid="002c2838"/>
    </style:style>
    <style:style style:name="T29" style:family="text">
      <style:text-properties officeooo:rsid="002cabc3"/>
    </style:style>
    <style:style style:name="T30" style:family="text">
      <style:text-properties officeooo:rsid="002de290"/>
    </style:style>
    <style:style style:name="T31" style:family="text">
      <style:text-properties officeooo:rsid="002eaf4b"/>
    </style:style>
    <style:style style:name="T32" style:family="text">
      <style:text-properties officeooo:rsid="002efd6f"/>
    </style:style>
    <style:style style:name="T33" style:family="text">
      <style:text-properties officeooo:rsid="002f5763"/>
    </style:style>
    <style:style style:name="T34" style:family="text">
      <style:text-properties officeooo:rsid="002f8536"/>
    </style:style>
    <style:style style:name="T35" style:family="text">
      <style:text-properties officeooo:rsid="00306988"/>
    </style:style>
    <style:style style:name="T36" style:family="text">
      <style:text-properties officeooo:rsid="0031b12d"/>
    </style:style>
    <style:style style:name="T37" style:family="text">
      <style:text-properties officeooo:rsid="00328643"/>
    </style:style>
    <style:style style:name="T38" style:family="text">
      <style:text-properties officeooo:rsid="003381eb"/>
    </style:style>
    <style:style style:name="T39" style:family="text">
      <style:text-properties officeooo:rsid="00348535"/>
    </style:style>
    <style:style style:name="T40" style:family="text">
      <style:text-properties officeooo:rsid="00355692"/>
    </style:style>
    <style:style style:name="T41" style:family="text">
      <style:text-properties officeooo:rsid="003738e6"/>
    </style:style>
    <style:style style:name="T42" style:family="text">
      <style:text-properties officeooo:rsid="00377e89"/>
    </style:style>
    <style:style style:name="T43" style:family="text">
      <style:text-properties officeooo:rsid="0038da5c"/>
    </style:style>
    <style:style style:name="T44" style:family="text">
      <style:text-properties officeooo:rsid="003a7cf4"/>
    </style:style>
    <style:style style:name="T45" style:family="text">
      <style:text-properties officeooo:rsid="003c6b68"/>
    </style:style>
    <style:style style:name="T46" style:family="text">
      <style:text-properties officeooo:rsid="003e210d"/>
    </style:style>
    <style:style style:name="T47" style:family="text">
      <style:text-properties officeooo:rsid="0040a49c"/>
    </style:style>
    <style:style style:name="T48" style:family="text">
      <style:text-properties officeooo:rsid="004285b5"/>
    </style:style>
    <style:style style:name="T49" style:family="text">
      <style:text-properties officeooo:rsid="0043ed45"/>
    </style:style>
    <style:style style:name="T50" style:family="text">
      <style:text-properties officeooo:rsid="0044b55f"/>
    </style:style>
    <style:style style:name="T51" style:family="text">
      <style:text-properties officeooo:rsid="00459f15"/>
    </style:style>
    <style:style style:name="T52" style:family="text">
      <style:text-properties officeooo:rsid="0046669d"/>
    </style:style>
    <style:style style:name="T53" style:family="text">
      <style:text-properties officeooo:rsid="0048218e"/>
    </style:style>
    <style:style style:name="T54" style:family="text">
      <style:text-properties officeooo:rsid="0048650f"/>
    </style:style>
    <style:style style:name="T55" style:family="text">
      <style:text-properties officeooo:rsid="0049ebd2"/>
    </style:style>
    <style:style style:name="T56" style:family="text">
      <style:text-properties officeooo:rsid="004a682a"/>
    </style:style>
    <style:style style:name="T57" style:family="text">
      <style:text-properties officeooo:rsid="004afd17"/>
    </style:style>
    <style:style style:name="T58" style:family="text">
      <style:text-properties officeooo:rsid="004c154e"/>
    </style:style>
    <style:style style:name="T59" style:family="text">
      <style:text-properties officeooo:rsid="004dd533"/>
    </style:style>
    <style:style style:name="T60" style:family="text">
      <style:text-properties officeooo:rsid="004f9cec"/>
    </style:style>
    <style:style style:name="T61" style:family="text">
      <style:text-properties officeooo:rsid="005198f4"/>
    </style:style>
    <style:style style:name="T62" style:family="text">
      <style:text-properties officeooo:rsid="005286a8"/>
    </style:style>
    <style:style style:name="T63" style:family="text">
      <style:text-properties officeooo:rsid="0052f846"/>
    </style:style>
    <style:style style:name="T64" style:family="text">
      <style:text-properties officeooo:rsid="00536875"/>
    </style:style>
    <style:style style:name="T65" style:family="text">
      <style:text-properties officeooo:rsid="00549c5a"/>
    </style:style>
    <style:style style:name="T66" style:family="text">
      <style:text-properties officeooo:rsid="0055209b"/>
    </style:style>
    <style:style style:name="T67" style:family="text">
      <style:text-properties officeooo:rsid="0056cf19"/>
    </style:style>
    <style:style style:name="T68" style:family="text">
      <style:text-properties officeooo:rsid="0059977a"/>
    </style:style>
    <style:style style:name="T69" style:family="text">
      <style:text-properties officeooo:rsid="005b2743"/>
    </style:style>
    <style:style style:name="T70" style:family="text">
      <style:text-properties officeooo:rsid="005cbfe9"/>
    </style:style>
    <style:style style:name="T71" style:family="text">
      <style:text-properties officeooo:rsid="005d002a"/>
    </style:style>
    <style:style style:name="T72" style:family="text">
      <style:text-properties officeooo:rsid="005d5dfd"/>
    </style:style>
    <style:style style:name="T73" style:family="text">
      <style:text-properties officeooo:rsid="005ecb1d"/>
    </style:style>
    <style:style style:name="T74" style:family="text">
      <style:text-properties officeooo:rsid="0060149c"/>
    </style:style>
    <style:style style:name="T75" style:family="text">
      <style:text-properties officeooo:rsid="00617849"/>
    </style:style>
    <style:style style:name="T76" style:family="text">
      <style:text-properties officeooo:rsid="00635f2a"/>
    </style:style>
    <style:style style:name="T77" style:family="text">
      <style:text-properties officeooo:rsid="0063cea7"/>
    </style:style>
    <style:style style:name="T78" style:family="text">
      <style:text-properties officeooo:rsid="00651d9c"/>
    </style:style>
    <style:style style:name="T79" style:family="text">
      <style:text-properties officeooo:rsid="0066f926"/>
    </style:style>
    <style:style style:name="T80" style:family="text">
      <style:text-properties officeooo:rsid="00687f0e"/>
    </style:style>
    <style:style style:name="T81" style:family="text">
      <style:text-properties officeooo:rsid="00695f98"/>
    </style:style>
    <style:style style:name="T82" style:family="text">
      <style:text-properties officeooo:rsid="006ab0f4"/>
    </style:style>
    <style:style style:name="T83" style:family="text">
      <style:text-properties officeooo:rsid="006bb753"/>
    </style:style>
    <style:style style:name="T84" style:family="text">
      <style:text-properties officeooo:rsid="006db569"/>
    </style:style>
    <style:style style:name="T85" style:family="text">
      <style:text-properties officeooo:rsid="006f8b0d"/>
    </style:style>
    <style:style style:name="T86" style:family="text">
      <style:text-properties officeooo:rsid="0070ecc1"/>
    </style:style>
    <style:style style:name="T87" style:family="text">
      <style:text-properties officeooo:rsid="0071680c"/>
    </style:style>
    <style:style style:name="T88" style:family="text">
      <style:text-properties officeooo:rsid="00730f31"/>
    </style:style>
    <style:style style:name="T89" style:family="text">
      <style:text-properties officeooo:rsid="0073fb78"/>
    </style:style>
    <style:style style:name="T90" style:family="text">
      <style:text-properties officeooo:rsid="0075bb73"/>
    </style:style>
    <style:style style:name="T91" style:family="text">
      <style:text-properties officeooo:rsid="007703e7"/>
    </style:style>
    <style:style style:name="T92" style:family="text">
      <style:text-properties officeooo:rsid="00776dbc"/>
    </style:style>
    <style:style style:name="T93" style:family="text">
      <style:text-properties officeooo:rsid="00786a77"/>
    </style:style>
    <style:style style:name="T94" style:family="text">
      <style:text-properties officeooo:rsid="0079194f"/>
    </style:style>
    <style:style style:name="T95" style:family="text">
      <style:text-properties officeooo:rsid="007ae629"/>
    </style:style>
    <style:style style:name="T96" style:family="text">
      <style:text-properties officeooo:rsid="007c434e"/>
    </style:style>
    <style:style style:name="T97" style:family="text">
      <style:text-properties officeooo:rsid="007e4e3d"/>
    </style:style>
    <style:style style:name="T98" style:family="text">
      <style:text-properties officeooo:rsid="007f987e"/>
    </style:style>
    <style:style style:name="T99" style:family="text">
      <style:text-properties officeooo:rsid="00805115"/>
    </style:style>
    <style:style style:name="T100" style:family="text">
      <style:text-properties officeooo:rsid="00809af2"/>
    </style:style>
    <style:style style:name="T101" style:family="text">
      <style:text-properties officeooo:rsid="0081420a"/>
    </style:style>
    <style:style style:name="T102" style:family="text">
      <style:text-properties officeooo:rsid="0081f369"/>
    </style:style>
    <style:style style:name="T103" style:family="text">
      <style:text-properties officeooo:rsid="00822e75"/>
    </style:style>
    <style:style style:name="T104" style:family="text">
      <style:text-properties officeooo:rsid="00825659"/>
    </style:style>
    <style:style style:name="T105" style:family="text">
      <style:text-properties officeooo:rsid="00829ca4"/>
    </style:style>
    <style:style style:name="T106" style:family="text">
      <style:text-properties officeooo:rsid="0083637f"/>
    </style:style>
    <style:style style:name="T107" style:family="text">
      <style:text-properties officeooo:rsid="00837c68"/>
    </style:style>
    <style:style style:name="T108" style:family="text">
      <style:text-properties officeooo:rsid="0084f613"/>
    </style:style>
    <style:style style:name="T109" style:family="text">
      <style:text-properties officeooo:rsid="008606c2"/>
    </style:style>
    <style:style style:name="T110" style:family="text">
      <style:text-properties officeooo:rsid="0087a55e"/>
    </style:style>
    <style:style style:name="T111" style:family="text">
      <style:text-properties officeooo:rsid="008907a3"/>
    </style:style>
    <style:style style:name="T112" style:family="text">
      <style:text-properties officeooo:rsid="00897b7d"/>
    </style:style>
    <style:style style:name="T113" style:family="text">
      <style:text-properties officeooo:rsid="008a18c8"/>
    </style:style>
    <style:style style:name="T114" style:family="text">
      <style:text-properties officeooo:rsid="008a98e6"/>
    </style:style>
    <style:style style:name="T115" style:family="text">
      <style:text-properties officeooo:rsid="008b001f"/>
    </style:style>
    <style:style style:name="T116" style:family="text">
      <style:text-properties officeooo:rsid="008e04f9"/>
    </style:style>
    <style:style style:name="T117" style:family="text">
      <style:text-properties officeooo:rsid="008eb06e"/>
    </style:style>
    <style:style style:name="T118" style:family="text">
      <style:text-properties officeooo:rsid="008f146b"/>
    </style:style>
    <style:style style:name="T119" style:family="text">
      <style:text-properties officeooo:rsid="00904607"/>
    </style:style>
    <style:style style:name="T120" style:family="text">
      <style:text-properties officeooo:rsid="0090bbf4"/>
    </style:style>
    <style:style style:name="T121" style:family="text">
      <style:text-properties officeooo:rsid="00916b1b"/>
    </style:style>
    <style:style style:name="T122" style:family="text">
      <style:text-properties officeooo:rsid="00917d4c"/>
    </style:style>
    <style:style style:name="T123" style:family="text">
      <style:text-properties officeooo:rsid="0092785b"/>
    </style:style>
    <style:style style:name="T124" style:family="text">
      <style:text-properties officeooo:rsid="009458f0"/>
    </style:style>
    <style:style style:name="T125" style:family="text">
      <style:text-properties officeooo:rsid="0094f82a"/>
    </style:style>
    <style:style style:name="T126" style:family="text">
      <style:text-properties officeooo:rsid="009642da"/>
    </style:style>
    <style:style style:name="T127" style:family="text">
      <style:text-properties officeooo:rsid="0096f0d8"/>
    </style:style>
    <style:style style:name="T128" style:family="text">
      <style:text-properties officeooo:rsid="00971ff5"/>
    </style:style>
    <style:style style:name="T129" style:family="text">
      <style:text-properties officeooo:rsid="0098e10a"/>
    </style:style>
    <style:style style:name="T130" style:family="text">
      <style:text-properties officeooo:rsid="00990163"/>
    </style:style>
    <style:style style:name="T131" style:family="text">
      <style:text-properties officeooo:rsid="009a0ffb"/>
    </style:style>
    <style:style style:name="T132" style:family="text">
      <style:text-properties officeooo:rsid="009a4e63"/>
    </style:style>
    <style:style style:name="T133" style:family="text">
      <style:text-properties officeooo:rsid="009b7186"/>
    </style:style>
    <style:style style:name="T134" style:family="text">
      <style:text-properties officeooo:rsid="009c34de"/>
    </style:style>
    <style:style style:name="T135" style:family="text">
      <style:text-properties officeooo:rsid="009d9ce8"/>
    </style:style>
    <style:style style:name="T136" style:family="text">
      <style:text-properties officeooo:rsid="00a0151b"/>
    </style:style>
    <style:style style:name="T137" style:family="text">
      <style:text-properties officeooo:rsid="00a07e65"/>
    </style:style>
    <style:style style:name="T138" style:family="text">
      <style:text-properties officeooo:rsid="00a2078b"/>
    </style:style>
    <style:style style:name="T139" style:family="text">
      <style:text-properties officeooo:rsid="00a52269"/>
    </style:style>
    <style:style style:name="T140" style:family="text">
      <style:text-properties style:text-position="super 58%" officeooo:rsid="00a52269"/>
    </style:style>
    <style:style style:name="T141" style:family="text">
      <style:text-properties officeooo:rsid="00a714ad"/>
    </style:style>
    <style:style style:name="T142" style:family="text">
      <style:text-properties officeooo:rsid="00a91000"/>
    </style:style>
    <style:style style:name="T143" style:family="text">
      <style:text-properties officeooo:rsid="00ab5099"/>
    </style:style>
    <style:style style:name="T144" style:family="text">
      <style:text-properties officeooo:rsid="00aca6fa"/>
    </style:style>
    <style:style style:name="T145" style:family="text">
      <style:text-properties officeooo:rsid="00ad868c"/>
    </style:style>
    <style:style style:name="T146" style:family="text">
      <style:text-properties officeooo:rsid="00ae8e44"/>
    </style:style>
    <style:style style:name="T147" style:family="text">
      <style:text-properties officeooo:rsid="00aed148"/>
    </style:style>
    <style:style style:name="T148" style:family="text">
      <style:text-properties officeooo:rsid="00b0b2f3"/>
    </style:style>
    <style:style style:name="T149" style:family="text">
      <style:text-properties officeooo:rsid="00b1f630"/>
    </style:style>
    <style:style style:name="T150" style:family="text">
      <style:text-properties officeooo:rsid="00b210f9"/>
    </style:style>
    <style:style style:name="T151" style:family="text">
      <style:text-properties officeooo:rsid="00b2962a"/>
    </style:style>
    <style:style style:name="T152" style:family="text">
      <style:text-properties officeooo:rsid="00b440b9"/>
    </style:style>
    <style:style style:name="T153" style:family="text">
      <style:text-properties officeooo:rsid="00b57979"/>
    </style:style>
    <style:style style:name="T154" style:family="text">
      <style:text-properties officeooo:rsid="00b6fb06"/>
    </style:style>
    <style:style style:name="T155" style:family="text">
      <style:text-properties officeooo:rsid="00b7fa5f"/>
    </style:style>
    <style:style style:name="T156" style:family="text">
      <style:text-properties officeooo:rsid="00b7ffa4"/>
    </style:style>
    <style:style style:name="T157" style:family="text">
      <style:text-properties officeooo:rsid="00b90df1"/>
    </style:style>
    <style:style style:name="T158" style:family="text">
      <style:text-properties officeooo:rsid="00b96242"/>
    </style:style>
    <style:style style:name="T159" style:family="text">
      <style:text-properties officeooo:rsid="00baf91c"/>
    </style:style>
    <style:style style:name="T160" style:family="text">
      <style:text-properties officeooo:rsid="00bc9f18"/>
    </style:style>
    <style:style style:name="T161" style:family="text">
      <style:text-properties officeooo:rsid="00bd5138"/>
    </style:style>
    <style:style style:name="T162" style:family="text">
      <style:text-properties officeooo:rsid="00be7601"/>
    </style:style>
    <style:style style:name="T163" style:family="text">
      <style:text-properties officeooo:rsid="00bf5a3b"/>
    </style:style>
    <style:style style:name="T164" style:family="text">
      <style:text-properties officeooo:rsid="00c0c99c"/>
    </style:style>
    <style:style style:name="T165" style:family="text">
      <style:text-properties officeooo:rsid="00c27a45"/>
    </style:style>
    <style:style style:name="T166" style:family="text">
      <style:text-properties officeooo:rsid="00c45b61"/>
    </style:style>
    <style:style style:name="T167" style:family="text">
      <style:text-properties officeooo:rsid="00c62a17"/>
    </style:style>
    <style:style style:name="T168" style:family="text">
      <style:text-properties officeooo:rsid="00c65aef"/>
    </style:style>
    <style:style style:name="T169" style:family="text">
      <style:text-properties officeooo:rsid="00c687af"/>
    </style:style>
    <style:style style:name="T170" style:family="text">
      <style:text-properties officeooo:rsid="00c83700"/>
    </style:style>
    <style:style style:name="T171" style:family="text">
      <style:text-properties officeooo:rsid="00ca2e26"/>
    </style:style>
    <style:style style:name="T172" style:family="text">
      <style:text-properties officeooo:rsid="00cc2dd0"/>
    </style:style>
    <style:style style:name="T173" style:family="text">
      <style:text-properties officeooo:rsid="00cd1f5f"/>
    </style:style>
    <style:style style:name="T174" style:family="text">
      <style:text-properties officeooo:rsid="00cd6550"/>
    </style:style>
    <style:style style:name="T175" style:family="text">
      <style:text-properties officeooo:rsid="00ce0cc8"/>
    </style:style>
    <style:style style:name="T176" style:family="text">
      <style:text-properties officeooo:rsid="00cfadfb"/>
    </style:style>
    <style:style style:name="T177" style:family="text">
      <style:text-properties officeooo:rsid="00d0b820"/>
    </style:style>
    <style:style style:name="T178" style:family="text">
      <style:text-properties officeooo:rsid="00d22cb6"/>
    </style:style>
    <style:style style:name="T179" style:family="text">
      <style:text-properties officeooo:rsid="00d30240"/>
    </style:style>
    <style:style style:name="T180" style:family="text">
      <style:text-properties officeooo:rsid="00d3b4d6"/>
    </style:style>
    <style:style style:name="T181" style:family="text">
      <style:text-properties officeooo:rsid="00d4c5c6"/>
    </style:style>
    <style:style style:name="T182" style:family="text">
      <style:text-properties officeooo:rsid="00d670b6"/>
    </style:style>
    <style:style style:name="T183" style:family="text">
      <style:text-properties officeooo:rsid="00d7d037"/>
    </style:style>
    <style:style style:name="T184" style:family="text">
      <style:text-properties officeooo:rsid="00d8c758"/>
    </style:style>
    <style:style style:name="T185" style:family="text">
      <style:text-properties officeooo:rsid="00d9be07"/>
    </style:style>
    <style:style style:name="T186" style:family="text">
      <style:text-properties officeooo:rsid="00d9ffed"/>
    </style:style>
    <style:style style:name="T187" style:family="text">
      <style:text-properties officeooo:rsid="00dbec74"/>
    </style:style>
    <style:style style:name="T188" style:family="text">
      <style:text-properties officeooo:rsid="00dcf770"/>
    </style:style>
    <style:style style:name="T189" style:family="text">
      <style:text-properties officeooo:rsid="00de4660"/>
    </style:style>
    <style:style style:name="T190" style:family="text">
      <style:text-properties officeooo:rsid="00de602b"/>
    </style:style>
    <style:style style:name="T191" style:family="text">
      <style:text-properties officeooo:rsid="00e04cb1"/>
    </style:style>
    <style:style style:name="T192" style:family="text">
      <style:text-properties officeooo:rsid="00e1f789"/>
    </style:style>
    <style:style style:name="T193" style:family="text">
      <style:text-properties officeooo:rsid="00e3cc29"/>
    </style:style>
    <style:style style:name="T194" style:family="text">
      <style:text-properties officeooo:rsid="00e45812"/>
    </style:style>
    <style:style style:name="T195" style:family="text">
      <style:text-properties officeooo:rsid="00e53889"/>
    </style:style>
    <style:style style:name="T196" style:family="text">
      <style:text-properties officeooo:rsid="00e6fee2"/>
    </style:style>
    <style:style style:name="T197" style:family="text">
      <style:text-properties officeooo:rsid="00e7f1bd"/>
    </style:style>
    <style:style style:name="T198" style:family="text">
      <style:text-properties officeooo:rsid="00e9589f"/>
    </style:style>
    <style:style style:name="T199" style:family="text">
      <style:text-properties officeooo:rsid="00ea54c4"/>
    </style:style>
    <style:style style:name="T200" style:family="text">
      <style:text-properties officeooo:rsid="00eb94ba"/>
    </style:style>
    <style:style style:name="T201" style:family="text">
      <style:text-properties officeooo:rsid="00ed7a80"/>
    </style:style>
    <style:style style:name="T202" style:family="text">
      <style:text-properties officeooo:rsid="00ee2987"/>
    </style:style>
    <style:style style:name="T203" style:family="text">
      <style:text-properties officeooo:rsid="00ef7275"/>
    </style:style>
    <style:style style:name="T204" style:family="text">
      <style:text-properties officeooo:rsid="00effac7"/>
    </style:style>
    <style:style style:name="T205" style:family="text">
      <style:text-properties officeooo:rsid="00effd58"/>
    </style:style>
    <style:style style:name="T206" style:family="text">
      <style:text-properties officeooo:rsid="00f0e2f2"/>
    </style:style>
    <style:style style:name="T207" style:family="text">
      <style:text-properties officeooo:rsid="00f2024a"/>
    </style:style>
    <style:style style:name="T208" style:family="text">
      <style:text-properties officeooo:rsid="00f2f014"/>
    </style:style>
    <style:style style:name="T209" style:family="text">
      <style:text-properties officeooo:rsid="00f55d24"/>
    </style:style>
    <style:style style:name="T210" style:family="text">
      <style:text-properties officeooo:rsid="00f68007"/>
    </style:style>
    <style:style style:name="T211" style:family="text">
      <style:text-properties officeooo:rsid="00f70839"/>
    </style:style>
    <style:style style:name="T212" style:family="text">
      <style:text-properties officeooo:rsid="00f9d436"/>
    </style:style>
    <style:style style:name="T213" style:family="text">
      <style:text-properties officeooo:rsid="00f9e2d2"/>
    </style:style>
    <style:style style:name="T214" style:family="text">
      <style:text-properties officeooo:rsid="00fac900"/>
    </style:style>
    <style:style style:name="T215" style:family="text">
      <style:text-properties officeooo:rsid="00fbe91d"/>
    </style:style>
    <style:style style:name="T216" style:family="text">
      <style:text-properties officeooo:rsid="00fbe9f3"/>
    </style:style>
    <style:style style:name="T217" style:family="text">
      <style:text-properties officeooo:rsid="00fd35ac"/>
    </style:style>
    <style:style style:name="T218" style:family="text">
      <style:text-properties officeooo:rsid="00fd86a6"/>
    </style:style>
    <style:style style:name="T219" style:family="text">
      <style:text-properties officeooo:rsid="01006321"/>
    </style:style>
    <style:style style:name="T220" style:family="text">
      <style:text-properties officeooo:rsid="0101e8ea"/>
    </style:style>
    <style:style style:name="T221" style:family="text">
      <style:text-properties officeooo:rsid="01036765"/>
    </style:style>
    <style:style style:name="T222" style:family="text">
      <style:text-properties officeooo:rsid="0103e378"/>
    </style:style>
    <style:style style:name="T223" style:family="text">
      <style:text-properties officeooo:rsid="01040756"/>
    </style:style>
    <style:style style:name="T224" style:family="text">
      <style:text-properties officeooo:rsid="010436bb"/>
    </style:style>
    <style:style style:name="T225" style:family="text">
      <style:text-properties officeooo:rsid="01045502"/>
    </style:style>
    <style:style style:name="T226" style:family="text">
      <style:text-properties officeooo:rsid="01060406"/>
    </style:style>
    <style:style style:name="T227" style:family="text">
      <style:text-properties officeooo:rsid="01066771"/>
    </style:style>
    <style:style style:name="T228" style:family="text">
      <style:text-properties officeooo:rsid="0108175d"/>
    </style:style>
    <style:style style:name="T229" style:family="text">
      <style:text-properties officeooo:rsid="0109ec93"/>
    </style:style>
    <style:style style:name="T230" style:family="text">
      <style:text-properties officeooo:rsid="0109ff58"/>
    </style:style>
    <style:style style:name="T231" style:family="text">
      <style:text-properties officeooo:rsid="010a2798"/>
    </style:style>
    <style:style style:name="T232" style:family="text">
      <style:text-properties officeooo:rsid="010a88b4"/>
    </style:style>
    <style:style style:name="T233" style:family="text">
      <style:text-properties officeooo:rsid="010a9029"/>
    </style:style>
    <style:style style:name="T234" style:family="text">
      <style:text-properties officeooo:rsid="010c21d5"/>
    </style:style>
    <style:style style:name="T235" style:family="text">
      <style:text-properties officeooo:rsid="010c56e6"/>
    </style:style>
    <style:style style:name="T236" style:family="text">
      <style:text-properties officeooo:rsid="010e5210"/>
    </style:style>
    <style:style style:name="T237" style:family="text">
      <style:text-properties officeooo:rsid="010e96a5"/>
    </style:style>
    <style:style style:name="T238" style:family="text">
      <style:text-properties officeooo:rsid="01100242"/>
    </style:style>
    <style:style style:name="T239" style:family="text">
      <style:text-properties officeooo:rsid="01105693"/>
    </style:style>
    <style:style style:name="T240" style:family="text">
      <style:text-properties officeooo:rsid="0112063d"/>
    </style:style>
    <style:style style:name="T241" style:family="text">
      <style:text-properties officeooo:rsid="01138762"/>
    </style:style>
    <style:style style:name="T242" style:family="text">
      <style:text-properties officeooo:rsid="0113d281"/>
    </style:style>
    <style:style style:name="T243" style:family="text">
      <style:text-properties officeooo:rsid="01155252"/>
    </style:style>
    <style:style style:name="T244" style:family="text">
      <style:text-properties officeooo:rsid="01174fe5"/>
    </style:style>
    <style:style style:name="T245" style:family="text">
      <style:text-properties officeooo:rsid="01183002"/>
    </style:style>
    <style:style style:name="T246" style:family="text">
      <style:text-properties officeooo:rsid="01193c0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Chapter One</text:p>
      <text:p text:style-name="P1"/>
      <text:p text:style-name="P1"><text:s text:c="5"/><text:span text:style-name="T1">Russ looked around town. </text:span><text:span text:style-name="T2">It was an old west town, well he knew it as an old west town. It was probably just known as the west to the civilians who lived there.</text:span></text:p>
      <text:p text:style-name="P1"><text:s text:c="5"/><text:span text:style-name="T2">Walking around town, Russ came to the local Saloon. He was dressed in the proper attire, complete with a gun at his hip. Not too many gunslingers in the town, Russ knew he’d be making waves.</text:span></text:p>
      <text:p text:style-name="P1"><text:s text:c="5"/><text:span text:style-name="T3">Stepping inside the Saloon, Russ looked to the bartender. “Whiskey.” He said.</text:span></text:p>
      <text:p text:style-name="P1"><text:s text:c="5"/><text:span text:style-name="T4">The bartender poured him a glass and set it on the counter. “A nickle.” He said.</text:span></text:p>
      <text:p text:style-name="P1"><text:s text:c="5"/><text:span text:style-name="T4">Putting money on the counter, Russ enjoyed the glass of whiskey. </text:span><text:span text:style-name="T5">He wasn’t there to drink on the job of course, no Russ was there to put someone to rest.</text:span></text:p>
      <text:p text:style-name="P1"><text:s text:c="5"/>“<text:span text:style-name="T5">Stranger.” The bartender said. “There’s someone at the door wanting to see you.”</text:span></text:p>
      <text:p text:style-name="P1"><text:s text:c="5"/><text:span text:style-name="T5">Russ turned around </text:span><text:span text:style-name="T6">to see a man standing at the door to the Saloon. He took a final swallow of the whiskey and walked towards the man.</text:span></text:p>
      <text:p text:style-name="P1"><text:s text:c="5"/>“<text:span text:style-name="T6">Name’s Robinson and you are?” The man said.</text:span></text:p>
      <text:p text:style-name="P1"><text:s text:c="5"/><text:span text:style-name="T6">Russ looked at Robinson and sized him up. “Jameson.” Russ said.</text:span></text:p>
      <text:p text:style-name="P1"><text:s text:c="5"/>“<text:span text:style-name="T6">I don’t like you being in my town.” Robinson said.</text:span></text:p>
      <text:p text:style-name="P1"><text:s text:c="5"/><text:span text:style-name="T6">It was then that Russ noticed the man known as Robinson was wearing a sheriff badge. </text:span><text:span text:style-name="T7">He sighed at the thought of killing a sheriff, but it had to be done.</text:span></text:p>
      <text:p text:style-name="P1"><text:s text:c="5"/>“<text:span text:style-name="T8">Alright,” Russ said “First on the draw wins. If I win I stay, if I lose I’ll leave town.”</text:span></text:p>
      <text:p text:style-name="P1"><text:s text:c="5"/><text:span text:style-name="T8">Robinson nodded. “Alright.”</text:span></text:p>
      <text:p text:style-name="P1"><text:s text:c="5"/><text:span text:style-name="T9">The two men walked out into the street. Russ had always imagined this as a little boy. What it would be </text:span><text:soft-page-break/><text:span text:style-name="T9">like to be in the old west in a gunfight. Well he was about to find out.</text:span></text:p>
      <text:p text:style-name="P1"><text:s text:c="5"/>“<text:span text:style-name="T9">On the count of three.” The bartender said.</text:span></text:p>
      <text:p text:style-name="P1"><text:s text:c="5"/>“<text:span text:style-name="T9">One.”</text:span></text:p>
      <text:p text:style-name="P1"><text:s text:c="5"/>“<text:span text:style-name="T9">Two.”</text:span></text:p>
      <text:p text:style-name="P1"><text:s text:c="5"/>“<text:span text:style-name="T9">Three.”</text:span></text:p>
      <text:p text:style-name="P1"><text:s text:c="5"/><text:span text:style-name="T10">Both men drew their guns. Russ fired first and hit the man in the hand injuring him. He fired again, this time the bullet when into the man’s chest.</text:span></text:p>
      <text:p text:style-name="P1"><text:s text:c="5"/><text:span text:style-name="T11">Russ walked over to the sheriff of the town holstering his gun. “Looks like you lost.”</text:span></text:p>
      <text:p text:style-name="P1"><text:s text:c="5"/><text:span text:style-name="T11">Picking up the sheriff's gun, Russ hesitated. He looked at the sun. It was high noon. Walking back over to the bartender, he looked at the man. “Here’s his gun. Should get some money for it. Fix your place up a little.”</text:span></text:p>
      <text:p text:style-name="P1"><text:s text:c="5"/><text:span text:style-name="T11">The man nodded. “Don’t I know you from somewhere?”</text:span></text:p>
      <text:p text:style-name="P1"><text:s text:c="5"/><text:span text:style-name="T11">Russ shook his head. “No sir. Not that I’m aware of.”</text:span></text:p>
      <text:p text:style-name="P1"><text:s text:c="5"/><text:span text:style-name="T12">The man nodded and shook his head. “Well you killed our sheriff, we have no law in these parts now.”</text:span></text:p>
      <text:p text:style-name="P1"><text:s text:c="5"/><text:span text:style-name="T12">Russ nodded. “True, but he would have turned into a monster.”</text:span></text:p>
      <text:p text:style-name="P1"><text:s text:c="5"/>“<text:span text:style-name="T13">And how do you know that mister?” The bartender asked.</text:span></text:p>
      <text:p text:style-name="P1"><text:s text:c="5"/><text:span text:style-name="T13">Russ smiled. “I just know.” </text:span><text:span text:style-name="T14">Russ turned around and walked behind the Saloon. Turning the dial on his time watch, he opened a vortex and returned to his own time of 2163.</text:span></text:p>
      <text:p text:style-name="P1"><text:s text:c="5"/><text:span text:style-name="T14">He was greeted by Chief.</text:span></text:p>
      <text:p text:style-name="P1"><text:s text:c="5"/>“<text:span text:style-name="T14">You get the job done?” Chief asked.</text:span></text:p>
      <text:p text:style-name="P1"><text:s text:c="5"/><text:span text:style-name="T14">Russ nodded. “Yeah I got the job done.”</text:span></text:p>
      <text:p text:style-name="P1"><text:s text:c="5"/>“<text:span text:style-name="T14">Good. That town didn’t need another Billy The Kid running around.”</text:span></text:p>
      <text:p text:style-name="P1"><text:soft-page-break/><text:s text:c="5"/><text:span text:style-name="T15">Russ nodded. “No they did not.” </text:span><text:span text:style-name="T16">He handed Chief his sidearm. “Here you are, I think you know what to do with this.”</text:span></text:p>
      <text:p text:style-name="P1"><text:s text:c="5"/><text:span text:style-name="T16">Chief nodded. “Yes I sure do.” He took the gun and locked it away safe and sound.</text:span></text:p>
      <text:p text:style-name="P1"><text:s text:c="5"/>“<text:span text:style-name="T16">Now,” Chief said. “Get down to medical. I want you to check out before heading on your next mission.”</text:span></text:p>
      <text:p text:style-name="P1"><text:s text:c="5"/>“<text:span text:style-name="T16">I’m fine.” Russ said.</text:span></text:p>
      <text:p text:style-name="P1"><text:s text:c="5"/>“<text:span text:style-name="T16">Fine? Hell you look a little shook up. I want a psych eval on you.”</text:span></text:p>
      <text:p text:style-name="P1"><text:s text:c="5"/><text:span text:style-name="T16">Russ nodded. “Alright I’ll go down there. But not because I want to.”</text:span></text:p>
      <text:p text:style-name="P1"><text:s text:c="5"/>“<text:span text:style-name="T16">Good.” Chief said.</text:span></text:p>
      <text:p text:style-name="P1"/>
      <text:p text:style-name="P3">* * *</text:p>
      <text:p text:style-name="P3"/>
      <text:p text:style-name="P2"><text:s text:c="5"/>Down in medical, Doctor Shelby Long was reading over a medical paper. They always fascinated her, something to read, something to do.</text:p>
      <text:p text:style-name="P2"><text:s text:c="5"/>She looked up as Russ walked in the door.</text:p>
      <text:p text:style-name="P2"><text:s text:c="5"/>“Hey doc, Chief says I need a look over. He’s afraid my last mission shook me up some.” Russ said.</text:p>
      <text:p text:style-name="P2"><text:s text:c="5"/>Shelby walked over to Russ and invited him to sit down on a bed. “Alright, what was your last mission?”</text:p>
      <text:p text:style-name="P2"><text:s text:c="5"/>“I killed the sheriff of a town.” Russ said.</text:p>
      <text:p text:style-name="P2"><text:s text:c="5"/>“I see.” Shelby ran some scans. “Brain activity is normal.”</text:p>
      <text:p text:style-name="P2"><text:s text:c="5"/><text:span text:style-name="T17">She then checked Russ’s reflexes. Making sure they all worked out fine. Shelby stopped when she noticed something about his hands.</text:span></text:p>
      <text:p text:style-name="P2"><text:s text:c="5"/>“<text:span text:style-name="T17">Russ, how long have your hands shook?”</text:span></text:p>
      <text:p text:style-name="P2"><text:s text:c="5"/><text:span text:style-name="T17">Looking down at his hands, Russ noticed they were shaking. How odd.</text:span></text:p>
      <text:p text:style-name="P2"><text:soft-page-break/><text:s text:c="5"/>“<text:span text:style-name="T17">They don’t doc, I swear they don’t.”</text:span></text:p>
      <text:p text:style-name="P2"><text:s text:c="5"/><text:span text:style-name="T17">Shelby nodded. “Mmmhmm, I’m taking you off active duty for the moment.” She said. “Until we can figure this out.”</text:span></text:p>
      <text:p text:style-name="P2"><text:s text:c="5"/><text:span text:style-name="T18">Shelby ran Russ through a number of other tests.</text:span></text:p>
      <text:p text:style-name="P2"><text:s text:c="5"/>“<text:span text:style-name="T19">Looks like you’re experiencing anxiety.” She finally said. “I recommend you follow up with me weekly and after every mission so I can monitor your progress.”</text:span></text:p>
      <text:p text:style-name="P2"><text:s text:c="5"/>“<text:span text:style-name="T19">Anxiety” Russ repeated. “Are you sure? </text:span><text:span text:style-name="T20">How bad is it?”</text:span></text:p>
      <text:p text:style-name="P2"><text:s text:c="5"/>“<text:span text:style-name="T20">Oh it’s pretty bad. But manageable.” </text:span><text:span text:style-name="T21">Shelby said “We can treat you with medicine and meditation. You’ll be fine.”</text:span></text:p>
      <text:p text:style-name="P2"><text:s text:c="5"/>“<text:span text:style-name="T21">Oh good.” Russ replied. Who would have thought he would have anxiety. The missions were getting more difficult but he wasn’t sure about them </text:span><text:span text:style-name="T22">being the cause of the anxiety.</text:span></text:p>
      <text:p text:style-name="P2"><text:s text:c="5"/><text:span text:style-name="T23">Walking out of the med bay, Russ reported back to Chief.</text:span></text:p>
      <text:p text:style-name="P2"><text:s text:c="5"/>“<text:span text:style-name="T23">She’s right, I don’t want you going on any missions for a few days. Go get some rest. </text:span><text:span text:style-name="T24">Don’t make me make that an order...</text:span><text:span text:style-name="T23">” Chief said.</text:span></text:p>
      <text:p text:style-name="P2"><text:s text:c="5"/><text:span text:style-name="T24">Russ laughed at the thought. Chief couldn’t order him around just like he couldn’t order Chief around. They were equal partners in this venture.</text:span></text:p>
      <text:p text:style-name="P2"/>
      <text:p text:style-name="P5">* * *</text:p>
      <text:p text:style-name="P4"/>
      <text:p text:style-name="P4"><text:s text:c="5"/>In Russ’s apartment he drank a glass of whiskey. The doc had told him alcohol was bad for anxiety but he didn’t care.</text:p>
      <text:p text:style-name="P4"><text:s text:c="5"/><text:span text:style-name="T25">As Russ sat, there was a knock at his door. He wasn’t expecting any visitors. Answering the door, Russ saw that Alice had decided to pay him a visit.</text:span></text:p>
      <text:p text:style-name="P4"><text:soft-page-break/><text:s text:c="5"/>“<text:span text:style-name="T26">What are you doing here?” Russ asked Alice.</text:span></text:p>
      <text:p text:style-name="P4"><text:s text:c="5"/>“<text:span text:style-name="T26">Aren’t you going to invite me in?” Alice asked.</text:span></text:p>
      <text:p text:style-name="P4"><text:s text:c="5"/><text:span text:style-name="T26">Russ gestured to his apartment. “Yes of course, come on in.”</text:span></text:p>
      <text:p text:style-name="P4"><text:s text:c="5"/><text:span text:style-name="T27">Alice walked into the apartment and looked around. “This place looks exactly like mine when I first moved in. I’m surprised you haven’t changed it up any.”</text:span></text:p>
      <text:p text:style-name="P4"><text:s text:c="5"/><text:span text:style-name="T27">Russ laughed. “Yeah, most of my time is spent out on assignment. I only need this place to sleep and relax a little.”</text:span></text:p>
      <text:p text:style-name="P4"><text:s text:c="5"/><text:span text:style-name="T27">Alice fidgeted with her fingers. She was nervous about something. Russ could tell.</text:span></text:p>
      <text:p text:style-name="P4"><text:s text:c="5"/>“<text:span text:style-name="T27">What brings you by?” Russ asked.</text:span></text:p>
      <text:p text:style-name="P4"><text:s text:c="5"/>“<text:span text:style-name="T28">Well” Alice began “I think Richard, or Chief as you call him, wants to ask me an important question and I’m not sure I’m ready for that kind of … commitment.”</text:span></text:p>
      <text:p text:style-name="P4"><text:s text:c="5"/>“<text:span text:style-name="T28">Marriage?” Russ asked.</text:span></text:p>
      <text:p text:style-name="P4"><text:s text:c="5"/><text:span text:style-name="T29">Alice nodded. The word caught her off guard. She wasn’t sure how to take it. “Ye</text:span><text:span text:style-name="T30">s … I think so. </text:span><text:span text:style-name="T31">I’m really not ready for that.”</text:span></text:p>
      <text:p text:style-name="P4"><text:s text:c="5"/>“<text:span text:style-name="T31">I see.” Russ said. “And you came to me for advice.”</text:span></text:p>
      <text:p text:style-name="P4"><text:s text:c="5"/>“<text:span text:style-name="T31">You’ve known Richard for a lot longer than I have if I understand what it is you two do here.” Alice said. “What should I do?”</text:span></text:p>
      <text:p text:style-name="P4"><text:s text:c="5"/><text:span text:style-name="T31">Russ smiled. He had known Chief for a long time. </text:span><text:span text:style-name="T32">If there was one thing about Chief he didn’t rush into things without thinking them through. If he felt he was ready for marriage to Alice then he was ready for marriage to Alice. Alice on the other hand, she was a wild card. If she wasn’t read for marriage, then there was nothing Chief could do to change that.</text:span></text:p>
      <text:p text:style-name="P4"><text:soft-page-break/><text:s text:c="5"/>“<text:span text:style-name="T33">You need to be upfront and honest about your feelings for him. If you’re not ready for marriage, then you have to say so. If he pops the question that is. Who knows maybe he wants to talk to you about something else?” Russ said.</text:span></text:p>
      <text:p text:style-name="P4"><text:s text:c="5"/><text:span text:style-name="T33">Alice nodded. “True, very true. I could be jumping the gun. </text:span><text:span text:style-name="T34">He could just be asking if I want to move in with him</text:span><text:span text:style-name="T33">”</text:span></text:p>
      <text:p text:style-name="P4"><text:s text:c="5"/>“<text:span text:style-name="T33">Exactly.” Russ said.</text:span></text:p>
      <text:p text:style-name="P4"><text:s text:c="5"/><text:span text:style-name="T35">Russ didn’t want to tell her, but he was pretty sure Chief wanted to talk about marriage. Chief wasn’t getting any younger, neither was Alice. Sure the anti-change device made it so neither would actually age as long as they were in the complex, but she didn’t know that.</text:span></text:p>
      <text:p text:style-name="P4"><text:s text:c="5"/><text:span text:style-name="T36">There were certain things that neither Chief or Russ could tell Alice about the complex. The anti-change device was one of them. </text:span><text:span text:style-name="T37">It lived in the main reactor core room.</text:span></text:p>
      <text:p text:style-name="P4"><text:s text:c="5"/><text:span text:style-name="T38">As long as they stayed in the complex, the anti-change device would make sure they didn’t age and any changes to the timeline wouldn’t make it to them. It was a fail safe </text:span><text:span text:style-name="T39">mechanism</text:span><text:span text:style-name="T38"> of sorts.</text:span></text:p>
      <text:p text:style-name="P4"><text:s text:c="5"/>“<text:span text:style-name="T40">Well thank you for your candor Russ.” Alice said. “I’ll leave you to your evening.” She smiled at Russ.</text:span></text:p>
      <text:p text:style-name="P4"><text:s text:c="5"/><text:span text:style-name="T40">Russ raised his glass. “I hope you find what you’re looking for.”</text:span></text:p>
      <text:p text:style-name="P4"><text:s text:c="5"/><text:span text:style-name="T40">She nodded. “So do I.”</text:span></text:p>
      <text:p text:style-name="P4"/>
      <text:p text:style-name="P6">Chapter Two</text:p>
      <text:p text:style-name="P6"/>
      <text:p text:style-name="P6"><text:s text:c="5"/><text:span text:style-name="T41">The next morning, Russ woke up to a pounding at his door.</text:span></text:p>
      <text:p text:style-name="P6"><text:s text:c="5"/><text:span text:style-name="T41">BAM BAM BAM</text:span></text:p>
      <text:p text:style-name="P6"><text:soft-page-break/><text:s text:c="5"/><text:span text:style-name="T41">Russ got up and ran to his door out of breath. “Yes, what is it?”</text:span></text:p>
      <text:p text:style-name="P6"><text:s text:c="5"/><text:span text:style-name="T41">Opening the door, Russ was greeted by Chief. “We have a problem.” He said. “Someone attacked Frank, the security guard, and broke in. They used a time watch and opened a vortex. We have a manhunt on our hands.”</text:span></text:p>
      <text:p text:style-name="P6"><text:s text:c="5"/><text:span text:style-name="T41">Russ shook his head. “What?” It was rare they had a break in. Nobody knew where the headquarters were let alone how to get in.</text:span></text:p>
      <text:p text:style-name="P6"><text:s text:c="5"/>“<text:span text:style-name="T42">Do we know when they went?”</text:span></text:p>
      <text:p text:style-name="P6"><text:s text:c="5"/><text:span text:style-name="T42">Chief nodded. “Yes, 2020 the year of Covid.”</text:span></text:p>
      <text:p text:style-name="P6"><text:s text:c="5"/><text:span text:style-name="T42">Russ nodded. “I’ll grab my gear. We’ll find this son of a bitch.”</text:span></text:p>
      <text:p text:style-name="P6"><text:s text:c="5"/>“<text:span text:style-name="T42">Good.” Chief said. “I tried contacting you though normal channels, but you wouldn’t wake up.”</text:span></text:p>
      <text:p text:style-name="P6"><text:s text:c="5"/>“<text:span text:style-name="T42">Sorry about that.” Russ said. “Late night.”</text:span></text:p>
      <text:p text:style-name="P6"><text:s text:c="5"/><text:span text:style-name="T43">Chief nodded. He remembered those days. Late nights drinking whiskey were his favorite. He had shared Russ his excuse back in the day of ‘Late night’ he would use with his boss. Looks like Russ picked it up as well.</text:span></text:p>
      <text:p text:style-name="P6"><text:s text:c="5"/>“<text:span text:style-name="T43">Understood.” Chief said. “Let’s get back in time and stop this guy.”</text:span></text:p>
      <text:p text:style-name="P6"><text:s text:c="5"/><text:span text:style-name="T43">Russ and Chief made their way to the main control room where Russ picked up a time watch.</text:span></text:p>
      <text:p text:style-name="P6"><text:s text:c="5"/>“<text:span text:style-name="T44">We’ll see you when I get back.” Russ said.</text:span></text:p>
      <text:p text:style-name="P6"><text:s text:c="5"/><text:span text:style-name="T44">Chief nodded. “Good luck.”</text:span></text:p>
      <text:p text:style-name="P6"><text:s text:c="5"/><text:span text:style-name="T44">Russ nodded. He would need it.</text:span></text:p>
      <text:p text:style-name="P6"><text:s text:c="5"/><text:span text:style-name="T45">Activating the time watch, Russ watched as a vortex appeared. It swirled blue and yellow, an indication that something with time was wrong.</text:span></text:p>
      <text:p text:style-name="P6"><text:s text:c="5"/><text:span text:style-name="T46">Stepping through the vortex, Russ was transported back to the past. 2020, The year of Covid.</text:span></text:p>
      <text:p text:style-name="P6"><text:soft-page-break/></text:p>
      <text:p text:style-name="P8">* * *</text:p>
      <text:p text:style-name="P7"/>
      <text:p text:style-name="P7"><text:s text:c="5"/>Arriving in the past, Russ looked around. <text:span text:style-name="T47">He was in China. </text:span><text:span text:style-name="T48">Apparently this is where Covid started. He thought. Great, just great. The last thing Russ wanted to do was bring a disease from the past back into the future. He hoped it wouldn’t be the case.</text:span></text:p>
      <text:p text:style-name="P7"><text:s text:c="5"/><text:span text:style-name="T49">Walking around the streets, Russ watched as his watch beeped. He was close to the intruder. </text:span><text:span text:style-name="T50">The watch not only created vortexes but it also tracked other time travelers who were up to no good.</text:span></text:p>
      <text:p text:style-name="P7"><text:s text:c="5"/><text:span text:style-name="T51">Come out come out wherever you are. Russ thought. He kept quiet as he approached the location of the other watch.</text:span></text:p>
      <text:p text:style-name="P7"><text:s text:c="5"/><text:span text:style-name="T51">He came to an old shack. It looked abandoned. Stepping inside, Russ came face to face with an old man.</text:span></text:p>
      <text:p text:style-name="P7"><text:s text:c="5"/>“<text:span text:style-name="T51">Hello Russ, I’ve been expecting you.” </text:span><text:span text:style-name="T52">The man said.</text:span></text:p>
      <text:p text:style-name="P7"><text:s text:c="5"/><text:span text:style-name="T51">Russ looked at the man </text:span><text:span text:style-name="T52">then did a double take. His mouth dropped open. He couldn’t believe his eyes. It was </text:span><text:span text:style-name="T53">Chief</text:span><text:span text:style-name="T52">.</text:span></text:p>
      <text:p text:style-name="P7"><text:s text:c="5"/>“<text:span text:style-name="T53">Chief?” Russ asked.</text:span></text:p>
      <text:p text:style-name="P7"><text:s text:c="5"/><text:span text:style-name="T53">Chief nodded. “Yes Russ, it’s me.”</text:span></text:p>
      <text:p text:style-name="P7"><text:s text:c="5"/><text:span text:style-name="T54">Russ looked at Chief, time had not been nice to him. He looked terrible. Something told Russ not to trust him. Something was wrong. Why would Chief come to the complex and steal a time watch to begin with? It didn’t make any sense.</text:span></text:p>
      <text:p text:style-name="P7"><text:s text:c="5"/>“<text:span text:style-name="T55">What are you doing here?” </text:span><text:span text:style-name="T56">Russ asked.</text:span></text:p>
      <text:p text:style-name="P7"><text:s text:c="5"/><text:span text:style-name="T57">Chief looked at Russ, he remembered the good old days where they would go out and try to save people from themselves. He remembered a time when they </text:span><text:soft-page-break/><text:span text:style-name="T57">did good. At least he thought they did good. Not? Not so much.</text:span></text:p>
      <text:p text:style-name="P7"><text:s text:c="5"/>“<text:span text:style-name="T57">I’m here to stop you.” Chief said. “Stop you from making a huge mistake. You cannot trust me.”</text:span></text:p>
      <text:p text:style-name="P7"><text:s text:c="5"/><text:span text:style-name="T58">Russ took a step back. He couldn’t trust Chief? What in the world was this old cook talking about? Of course he could trust Chief. There wasn’t anyone more in the world he couldn’t trust.</text:span></text:p>
      <text:p text:style-name="P7"><text:s text:c="5"/>“<text:span text:style-name="T59">Right now I don’t trust you.” Russ said.</text:span></text:p>
      <text:p text:style-name="P7"><text:s text:c="5"/><text:span text:style-name="T59">Chief sighed. “N</text:span><text:span text:style-name="T60">o</text:span><text:span text:style-name="T59">, you can trust me but you can’t trust that man you are working with. Haven’t you noticed there’s something off about him?”</text:span></text:p>
      <text:p text:style-name="P7"><text:s text:c="5"/><text:span text:style-name="T59">Russ shook his head. “No old man, not at all. He’s been acting normal just like he should be. If you really are Chief, you’re acting just a bit off if you ask me.”</text:span></text:p>
      <text:p text:style-name="P7"><text:s text:c="5"/><text:span text:style-name="T61">Looking at Chief, Russ wondered why he should trust the old man. There didn’t appear to be any reason for him to.</text:span></text:p>
      <text:p text:style-name="P7"><text:s text:c="5"/>“<text:span text:style-name="T61">Why should I trust you?” Russ asked.</text:span></text:p>
      <text:p text:style-name="P7"><text:s text:c="4"/><text:span text:style-name="T61">Chief smiled. “Because I know you talked with Alice last night. Gave her some advice. Misplaced advice if you ask me, but you gave her some anyway.”</text:span></text:p>
      <text:p text:style-name="P7"><text:s text:c="5"/>“<text:span text:style-name="T62">That’s why you’re here? Because I gave Alice some advice?” Russ asked.</text:span></text:p>
      <text:p text:style-name="P7"><text:s text:c="5"/>“<text:span text:style-name="T63">No, that’s not the main reason I’m here.” Chief said. “Look will you try and keep up?”</text:span></text:p>
      <text:p text:style-name="P7"><text:s text:c="5"/><text:span text:style-name="T63">Russ shut his mouth. He didn’t feel the need to remind Chief that he had </text:span><text:span text:style-name="T64">broken rules to get his attention. He was pretty sure Chief knew that.</text:span></text:p>
      <text:p text:style-name="P7"><text:s text:c="5"/>“<text:span text:style-name="T65">You’re about to go on a mission back to 1920 Chicago. You must avoid that mission at all costs.” </text:span><text:span text:style-name="T66">Chief said.</text:span></text:p>
      <text:p text:style-name="P7"><text:s text:c="5"/><text:span text:style-name="T66">Russ shook his head. “I’m just supposed to believe you on this. Right.”</text:span></text:p>
      <text:p text:style-name="P7"><text:soft-page-break/><text:s text:c="5"/><text:span text:style-name="T66">Chief nodded. “Yes, I expect you to believe me.”</text:span></text:p>
      <text:p text:style-name="P7"><text:s text:c="5"/>“<text:span text:style-name="T67">Listen.” Russ began “I don’t expect you to understand this, but I can’t just believe you.”</text:span></text:p>
      <text:p text:style-name="P7"><text:s text:c="5"/>“<text:span text:style-name="T67">I’m here as proof that you didn’t go on that mission.” Chief said. “These events already happened for me and you refused to go on that mission. I’m here to make sure you do exactly as I tell you.”</text:span></text:p>
      <text:p text:style-name="P7"><text:s text:c="5"/>“<text:span text:style-name="T67">What happens if I do go on that mission?” Russ asked.</text:span></text:p>
      <text:p text:style-name="P7"><text:s text:c="5"/>“<text:span text:style-name="T67">I’ll die.”</text:span></text:p>
      <text:p text:style-name="P7"/>
      <text:p text:style-name="P9">Chapter Three</text:p>
      <text:p text:style-name="P9"/>
      <text:p text:style-name="P9"><text:s text:c="5"/>Russ stared at Chief. “What do you mean you’ll die?” He couldn’t believe what he was hearing. <text:span text:style-name="T68">If Chief was indeed telling the truth, something bad must have happened. Something on the mission so volatile that everything went south.</text:span></text:p>
      <text:p text:style-name="P9"><text:s text:c="5"/>“<text:span text:style-name="T68">That’s just it.” Chief said. “I don’t know. I do know that you came to tell me to tell you not to go on this mission. There would be severe consequences if you did.” </text:span><text:span text:style-name="T69">He paused. “That’s all I know.”</text:span></text:p>
      <text:p text:style-name="P9"><text:s text:c="5"/><text:span text:style-name="T70">Russ shook his head. “No, there must be some other explanation for this. Some kind of paradox.”</text:span></text:p>
      <text:p text:style-name="P9"><text:s text:c="5"/><text:span text:style-name="T71">Chief shrugged. “We went through all the different scenarios. None of them matched up with what I was experiencing and told.” He said. “I’m sorry but you just have got to believe me on this.”</text:span></text:p>
      <text:p text:style-name="P9"><text:s text:c="5"/><text:span text:style-name="T72">Russ thought about it for a moment. If Chief was telling the truth then Russ would have to follow through with his wishes, but what if Chief was telling a lie to get some kind of gain from him not going to 1920 Chicago. The thoughts raced through his mind. He couldn’t let the old man get the better of him.</text:span></text:p>
      <text:p text:style-name="P9"><text:soft-page-break/><text:s text:c="5"/>“<text:span text:style-name="T73">Let’s say I do believe you. How do I get your other self to listen to me?”</text:span></text:p>
      <text:p text:style-name="P9"><text:s text:c="5"/>“<text:span text:style-name="T73">Tell </text:span><text:span text:style-name="T74">me</text:span><text:span text:style-name="T73"> you know that </text:span><text:span text:style-name="T74">I’m</text:span><text:span text:style-name="T73"> about to propose to Alice. </text:span><text:span text:style-name="T83">Use my first name, Richard.</text:span><text:span text:style-name="T73"> That should get </text:span><text:span text:style-name="T74">my</text:span><text:span text:style-name="T73"> attention.” Chief said.</text:span></text:p>
      <text:p text:style-name="P9"><text:s text:c="5"/><text:span text:style-name="T75">Russ eyed the old man. Still unsure of if he should do as asked/requested of him. </text:span><text:span text:style-name="T76">Pacing around, he looked at Chief. “How did you get here to begin with? I mean, how did you get in the complex? Where did you come from?”</text:span></text:p>
      <text:p text:style-name="P9"><text:s text:c="5"/><text:span text:style-name="T76">Chief smiled. “I traveled through a vortex to my past, your present. My time watch broke on reentry, I had to find another one. </text:span><text:span text:style-name="T77">So I used my credentials to enter your facility. Sorry about that.</text:span><text:span text:style-name="T76">”</text:span></text:p>
      <text:p text:style-name="P9"><text:s text:c="5"/><text:span text:style-name="T77">Russ hesitated. Right sorry. He wasn’t sorry, if he was sorry he wouldn’t have done this little stunt to begin with. </text:span><text:span text:style-name="T78">But his life was in danger of being erased so there was that.</text:span></text:p>
      <text:p text:style-name="P9"><text:s text:c="5"/><text:span text:style-name="T79">Russ nodded. “Alright I’ll do it. I still don’t fully trust you but I’ll do it.”</text:span></text:p>
      <text:p text:style-name="P9"><text:s text:c="5"/><text:span text:style-name="T79">Chief nodded. “Good.” Activating his time watch, he opened a vortex and disappeared.</text:span></text:p>
      <text:p text:style-name="P9"><text:s text:c="5"/><text:span text:style-name="T79">Russ looked around, there was something on the seat Chief had been sitting on. It was a book. “Moments in Time.” Was the title. </text:span><text:span text:style-name="T80">Some light reading perhaps? He flipped through the pages, they were empty.</text:span></text:p>
      <text:p text:style-name="P9"><text:s text:c="5"/>“<text:span text:style-name="T81">Huh.” Russ said. “</text:span><text:span text:style-name="T82">Why would he carry around an empty book?” Russ pocketed the book and stepped back through his own time vortex back to his present.</text:span></text:p>
      <text:p text:style-name="P9"/>
      <text:p text:style-name="P11">* * *</text:p>
      <text:p text:style-name="P10"/>
      <text:p text:style-name="P10"><text:s text:c="5"/>Upon entering his own time, Russ was met by Chief <text:span text:style-name="T84">who did not look happy.</text:span></text:p>
      <text:p text:style-name="P10"><text:soft-page-break/><text:s text:c="5"/>“<text:span text:style-name="T84">Russ we need to get you back to 1920. There’s a problem.” Chief said. “Apparently 2020 was just the tip of the iceberg. It stems back to 1920, we need to get you there as quickly as possible.”</text:span></text:p>
      <text:p text:style-name="P10"><text:s text:c="5"/><text:span text:style-name="T84">Russ looked at Chief for a moment. He knew what he had to do. “Richard, you’re about to propose to Alice.”</text:span></text:p>
      <text:p text:style-name="P10"><text:s text:c="5"/><text:span text:style-name="T84">Chief looked bewildered. How did Russ know his first name, in all these years he never told anyone his name.</text:span></text:p>
      <text:p text:style-name="P10"><text:s text:c="5"/>“<text:span text:style-name="T85">You have my attention.” Chief said. “What’s going on now?”</text:span></text:p>
      <text:p text:style-name="P10"><text:s text:c="5"/><text:span text:style-name="T85">Russ nodded. “I can’t go back to 1920. You told me not to go back.”</text:span></text:p>
      <text:p text:style-name="P10"><text:s text:c="5"/>“<text:span text:style-name="T85">When did I tell you this?” Chief asked.</text:span></text:p>
      <text:p text:style-name="P10"><text:s text:c="5"/>“<text:span text:style-name="T85">Back in 2020.” Russ said.</text:span></text:p>
      <text:p text:style-name="P10"><text:s text:c="5"/>“<text:span text:style-name="T85">I see.” Chief replied.</text:span></text:p>
      <text:p text:style-name="P10"><text:s text:c="5"/><text:span text:style-name="T85">Russ nodded. “I know it doesn’t make sense, but you told me that if I go back to 1920 somehow you’ll die. I don’t want that to happen. Who knows what would happen to this place if you died. You’re attached to it in a way. Don’t lie and tell me you aren’t.”</text:span></text:p>
      <text:p text:style-name="P10"><text:s text:c="5"/><text:span text:style-name="T85">Chief nodded his head. “Yes somehow my brain is attached to this place. I left once and that was a mistake. It almost tore the place apart. Who knows what my death would do to the complex.”</text:span></text:p>
      <text:p text:style-name="P10"><text:s text:c="5"/>“<text:span text:style-name="T85">So” Russ continued “what do we do?”</text:span></text:p>
      <text:p text:style-name="P10"><text:s text:c="5"/>“<text:span text:style-name="T86">We send someone else.” Chief said. “Get me Murdoch!”</text:span></text:p>
      <text:p text:style-name="P10"><text:s text:c="5"/><text:span text:style-name="T87">As soon as Murdoch went through the vortex all hell broke loose. Systems went down everywhere. The main complex went dark.</text:span></text:p>
      <text:p text:style-name="P10"><text:soft-page-break/><text:s text:c="5"/><text:span text:style-name="T87">Chief and Russ ran around making sure people were okay. Those not electrocuted by the power outage helped as well.</text:span></text:p>
      <text:p text:style-name="P10"><text:s text:c="5"/>“<text:span text:style-name="T88">What the hell happened?” Russ asked.</text:span></text:p>
      <text:p text:style-name="P10"><text:s text:c="5"/><text:span text:style-name="T88">Chief shook his head. “I don’t know. But we best get systems functioning again. Go to the lower core, see if you can get it back online. Quick!”</text:span></text:p>
      <text:p text:style-name="P10"><text:s text:c="5"/><text:span text:style-name="T88">Russ nodded. “</text:span><text:span text:style-name="T89">On it</text:span><text:span text:style-name="T88">.”</text:span></text:p>
      <text:p text:style-name="P10"><text:s text:c="5"/><text:span text:style-name="T90">Chief went to a terminal and tried to open a station wide channel. He had no success.</text:span></text:p>
      <text:p text:style-name="P10"><text:s text:c="5"/><text:span text:style-name="T90">Russ climbed down to the lower core and began working to restore power. </text:span><text:span text:style-name="T91">He estimated it would take a while to do so.</text:span></text:p>
      <text:p text:style-name="P10"><text:s text:c="5"/><text:span text:style-name="T92">It took over an hour to fix the main core. Russ didn’t have the patience to fix things outright so he jury rigged a lot of it. He decided not to tell Chief about his efforts though, they were a bit unorthodox.</text:span></text:p>
      <text:p text:style-name="P10"><text:s text:c="5"/><text:span text:style-name="T93">Climbing back up to the debarkation room, Russ looked to Chief who looked surprised.</text:span></text:p>
      <text:p text:style-name="P10"><text:s text:c="5"/>“<text:span text:style-name="T93">You did it! You brought all systems back online.” </text:span><text:span text:style-name="T94">Chief said shocked.</text:span></text:p>
      <text:p text:style-name="P10"><text:s text:c="5"/><text:span text:style-name="T93">Russ nodded. He did indeed.</text:span></text:p>
      <text:p text:style-name="P10"><text:s text:c="5"/>“<text:span text:style-name="T95">Incoming traveler.” The computer announced.</text:span></text:p>
      <text:p text:style-name="P10"><text:s text:c="5"/><text:span text:style-name="T95">Murdoch exited a vortex and collapsed on the floor. A gunshot wound from his head bled onto the floor. </text:span><text:span text:style-name="T96">He was dead.</text:span></text:p>
      <text:p text:style-name="P10"/>
      <text:p text:style-name="P12">Chapter Four</text:p>
      <text:p text:style-name="P12"/>
      <text:p text:style-name="P12"><text:s text:c="4"/>Chief looked at the body in front of him. “<text:span text:style-name="T97">Murdoch, what did they do to you?” He asked the body as if expecting it to answer his inquiry.</text:span></text:p>
      <text:p text:style-name="P12"><text:s text:c="5"/><text:span text:style-name="T97">Russ looked at Chief and then to the body. He wasn’t sure what to make of it. If he had gone back to 1920 is that what would have happened to him? He </text:span><text:soft-page-break/><text:span text:style-name="T97">couldn’t be sure. </text:span><text:span text:style-name="T98">What’s done was done and there wasn’t anything Russ could do to change the past. He could only look at the present and move forward.</text:span></text:p>
      <text:p text:style-name="P12"><text:s text:c="5"/><text:span text:style-name="T98">Chief looked to Russ. “You can go back and save his life.” He said.</text:span></text:p>
      <text:p text:style-name="P12"><text:s text:c="5"/><text:span text:style-name="T98">Russ shook his head, reminding Chief of their conversation earlier he explained why he couldn’t just go into the past. He wasn’t meant to go into the past.</text:span></text:p>
      <text:p text:style-name="P12"><text:s text:c="5"/>“<text:span text:style-name="T98">That’s just a chance we’ll have to take!” Chief said. He strapped on a time watch and set the time to 1920 Chicago.</text:span></text:p>
      <text:p text:style-name="P12"><text:s text:c="5"/><text:span text:style-name="T98">Russ tried to slap the watch off Chief’s wrist but was unable to.</text:span></text:p>
      <text:p text:style-name="P12"><text:s text:c="5"/><text:span text:style-name="T99">Chief disappeared in an instant.</text:span></text:p>
      <text:p text:style-name="P12"><text:s text:c="5"/><text:span text:style-name="T100">Russ watched him go.</text:span></text:p>
      <text:p text:style-name="P12"/>
      <text:p text:style-name="P14">* * *</text:p>
      <text:p text:style-name="P13"/>
      <text:p text:style-name="P13"><text:s text:c="5"/>In 1920 Chicago, Chief came out of the vortex. <text:span text:style-name="T101">He looked around. No one had seen him. Chief breathed a sigh of relief.</text:span></text:p>
      <text:p text:style-name="P13"><text:s text:c="5"/><text:span text:style-name="T102">There was nothing else he could do but breathe. What was he doing there? He couldn’t remember for a moment. This had never happened before. Chief always had his memories intact when he was time jumping. </text:span><text:span text:style-name="T103">Something was off.</text:span></text:p>
      <text:p text:style-name="P13"><text:s text:c="5"/><text:span text:style-name="T103">Chief looked at his time watch and calibrated it. A beeping noise emanated from the device. </text:span><text:span text:style-name="T104">He was there to track someone, but who?</text:span></text:p>
      <text:p text:style-name="P13"><text:s text:c="5"/><text:span text:style-name="T104">Since there was no way of knowing who Chief was tracking, he decided to go into it blind.</text:span></text:p>
      <text:p text:style-name="P13"><text:s text:c="5"/><text:span text:style-name="T105">Tracking someone blind wasn’t the best of ideas. It wasn’t the worst of ideas either. It was just an idea and Chief felt the need to do it.</text:span></text:p>
      <text:p text:style-name="P13"><text:soft-page-break/><text:s text:c="5"/><text:span text:style-name="T106">Walking up to a local speakeasy, Chief knocked on the door.</text:span></text:p>
      <text:p text:style-name="P13"><text:s text:c="5"/>“<text:span text:style-name="T106">What do you want?” A man at the door asked.</text:span></text:p>
      <text:p text:style-name="P13"><text:s text:c="5"/>“<text:span text:style-name="T106">To understand truth.” Chief said.</text:span></text:p>
      <text:p text:style-name="P13"><text:s text:c="5"/><text:span text:style-name="T106">The man nodded. “Whom do you seek?”</text:span></text:p>
      <text:p text:style-name="P13"><text:s text:c="5"/>“<text:span text:style-name="T106">No one and everyone.” Chief said.</text:span></text:p>
      <text:p text:style-name="P13"><text:s text:c="5"/><text:span text:style-name="T106">Again the man nodded. “Come in friend. Do not be afraid.”</text:span></text:p>
      <text:p text:style-name="P13"><text:s text:c="5"/><text:span text:style-name="T106">Walking into the speakeasy, Chief looked around. There was cheap gin and whiskey on the </text:span><text:span text:style-name="T107">bar</text:span><text:span text:style-name="T106"> and behind the counter on shelves. Hooch was the popular thing to drink back then.</text:span></text:p>
      <text:p text:style-name="P13"><text:s text:c="5"/><text:span text:style-name="T107">Walking up to the bar, Chief looked at the man running the joint.</text:span></text:p>
      <text:p text:style-name="P13"><text:s text:c="5"/>“<text:span text:style-name="T107">Ain’t ever seen you around here before mister.” The man said.</text:span></text:p>
      <text:p text:style-name="P13"><text:s text:c="5"/><text:span text:style-name="T107">Chief nodded. “I know, I’m new here.”</text:span></text:p>
      <text:p text:style-name="P13"><text:s text:c="5"/>“<text:span text:style-name="T108">Who sent you?” He asked.</text:span></text:p>
      <text:p text:style-name="P13"><text:s text:c="5"/><text:span text:style-name="T109">Chief smiled. “I wasn’t sent. I just happened upon your place. Don’t worry I’m friendly.”</text:span></text:p>
      <text:p text:style-name="P13"><text:s text:c="5"/><text:span text:style-name="T109">The bartender looked at Chief and then to his door man. If Chief had really answered all of the questions right, then he was meant to be there. </text:span><text:span text:style-name="T110">He shrugged it off, who was he to bother a customer.</text:span></text:p>
      <text:p text:style-name="P13"><text:s text:c="5"/><text:span text:style-name="T110">Chief looked at his time watch, someone was here. Looking around he spotted Murdoch. </text:span><text:span text:style-name="T111">Something about danger rang through Chief’s mind. Something bad, something terrible was going to happen to Murdoch. Gah, if only he could remember.</text:span></text:p>
      <text:p text:style-name="P13"><text:s text:c="5"/><text:span text:style-name="T112">Murdoch put down a full house and exclaimed “Winner winner chicken dinner! Full house boys!”</text:span></text:p>
      <text:p text:style-name="P13"><text:s text:c="5"/><text:span text:style-name="T113">The other men at the table were upset with Murdoch and how he played cards. But Murdoch couldn’t help winning. He just had that luck about him.</text:span></text:p>
      <text:p text:style-name="P13"><text:soft-page-break/><text:s text:c="5"/><text:span text:style-name="T114">Chief walked over to Murdoch. “Murdoch, what are you doing here?” He asked.</text:span></text:p>
      <text:p text:style-name="P13"><text:s text:c="5"/><text:span text:style-name="T114">Murdoch stood, gathering his winnings he smiled. “You sent me here remember? Something was supposed to happen here but we didn’t know what. Can we talk about this in private?”</text:span></text:p>
      <text:p text:style-name="P13"><text:s text:c="5"/><text:span text:style-name="T114">Chief nodded. They walked outside.</text:span></text:p>
      <text:p text:style-name="P13"><text:s text:c="5"/>“<text:span text:style-name="T114">I sent you here?” Chief asked. “What about Russ? Why did I come back to this time?”</text:span></text:p>
      <text:p text:style-name="P13"><text:s text:c="5"/><text:span text:style-name="T114">Murdoch shook his head. “Don’t know boss. But yeah you sent me here. There wasn’t a need for you to come I have things in order.”</text:span></text:p>
      <text:p text:style-name="P13"><text:s text:c="5"/><text:span text:style-name="T114">Chief nodded. “I can see that. </text:span><text:span text:style-name="T115">That’s not the kind of order I would suggest we keep Mister Murdoch.” He said. Chief wasn’t mad just a little disappointed in his operative.</text:span></text:p>
      <text:p text:style-name="P13"><text:s text:c="5"/>“<text:span text:style-name="T115">Come on, let’s get back before something terrible happens.”</text:span></text:p>
      <text:p text:style-name="P13"><text:s text:c="5"/><text:span text:style-name="T115">BAM, a gunshot rang out. Murdoch fell to the ground dead.</text:span></text:p>
      <text:p text:style-name="P13"><text:s text:c="5"/><text:span text:style-name="T115">Chief spun around and looked at the shooter. It was the man Murdoch had been playing poker against.</text:span></text:p>
      <text:p text:style-name="P13"><text:s text:c="5"/>“<text:span text:style-name="T115">Don’t come back here.” The man said. “You’ll end up just like him.”</text:span></text:p>
      <text:p text:style-name="P13"><text:s text:c="5"/><text:span text:style-name="T115">Chief swallowed his saliva. There wasn’t anything he could do but nod. With his hands in the air, Chief walked away from Murdoch.</text:span></text:p>
      <text:p text:style-name="P13"><text:s text:c="5"/><text:span text:style-name="T115">Once he was sure he was in the clear, Chief opened a time vortex and vanished.</text:span></text:p>
      <text:p text:style-name="P13"/>
      <text:p text:style-name="P15">Chapter Five</text:p>
      <text:p text:style-name="P15"/>
      <text:p text:style-name="P15"><text:s text:c="5"/><text:span text:style-name="T116">Chief exited the time vortex. Murdoch’s body was gone. </text:span><text:span text:style-name="T117">Chief looked frazzled and shook up. He looked </text:span><text:soft-page-break/><text:span text:style-name="T117">at his time watch and noted the date. It was a day after he had left. A whole day had passed and Chief wasn’t any the wiser.</text:span></text:p>
      <text:p text:style-name="P15"><text:s text:c="5"/><text:span text:style-name="T118">Looking around, Chief saw that people were doing their jobs as usual.</text:span></text:p>
      <text:p text:style-name="P15"><text:s text:c="5"/>“<text:span text:style-name="T119">Chief!” Russ said. “You came back. Thank goodness. Where’s Murdoch?”</text:span></text:p>
      <text:p text:style-name="P15"><text:s text:c="5"/>“<text:span text:style-name="T119">Dead.” Chief answered. “He’s dead and there was nothing I could do about it.”</text:span></text:p>
      <text:p text:style-name="P15"><text:s text:c="5"/><text:span text:style-name="T119">Russ put his hands to his face. “Oh dear, that’s not good.”</text:span></text:p>
      <text:p text:style-name="P15"><text:s text:c="5"/><text:span text:style-name="T120">Chief shook his head. “No it’s not. We’ve lost another operative on my watch. When will this madness end?”</text:span></text:p>
      <text:p text:style-name="P15"><text:s text:c="5"/><text:span text:style-name="T120">Russ put a hand on Chief’s shoulder. “Don’t worry my friend, it will end. We just have to be diligent. </text:span><text:span text:style-name="T121">We’ll get through this okay?</text:span><text:span text:style-name="T120">”</text:span></text:p>
      <text:p text:style-name="P15"><text:s text:c="5"/><text:span text:style-name="T121">Chief nodded. “Right. Of course we will. </text:span><text:span text:style-name="T122">If you’ll excuse me, I need some time to myself.”</text:span></text:p>
      <text:p text:style-name="P15"><text:s text:c="5"/><text:span text:style-name="T122">Russ watched Chief leave. There was nothing he could do for </text:span><text:span text:style-name="T123">Chief</text:span><text:span text:style-name="T122">. It was something Chief would have to get through on his own.</text:span></text:p>
      <text:p text:style-name="P15"/>
      <text:p text:style-name="P17">* * *</text:p>
      <text:p text:style-name="P16"><text:s text:c="5"/>Entering his apartment <text:span text:style-name="T124">Chief sat down on his couch. </text:span><text:span text:style-name="T125">Looking over, he watched as a woman appeared out of nowhere.</text:span></text:p>
      <text:p text:style-name="P16"><text:s text:c="5"/>“<text:span text:style-name="T125">More time travelers.” Great Chief thought. “Listen, you need to go to the debarkation room. That’s where…” His voice trailed off. It was Alice.</text:span></text:p>
      <text:p text:style-name="P16"><text:s text:c="5"/>“<text:span text:style-name="T125">Hello my love, </text:span><text:span text:style-name="T126">I hoped I would find you here</text:span><text:span text:style-name="T125">.”</text:span></text:p>
      <text:p text:style-name="P16"><text:s text:c="5"/><text:span text:style-name="T126">Chief looked at Alice. What the hell was she doing time traveling? Where or when was she from? Too many questions flooded his mind.</text:span></text:p>
      <text:p text:style-name="P16"><text:s text:c="5"/>“<text:span text:style-name="T127">When are you from?”</text:span></text:p>
      <text:p text:style-name="P16"><text:soft-page-break/><text:s text:c="5"/><text:span text:style-name="T127">Alice smiled. “Your future … a bit further than you’ve ever imagined. We don’t age where I come from.”</text:span></text:p>
      <text:p text:style-name="P16"><text:s text:c="5"/><text:span text:style-name="T127">Chief smiled. It was comforting to know the anti-change device was working as expected. “</text:span><text:span text:style-name="T128">Why are you here?” He asked.</text:span></text:p>
      <text:p text:style-name="P16"><text:s text:c="5"/><text:span text:style-name="T128">Alice smiled. “My love, I am here to warn you about the future. You told me not to come back, but I had to.”</text:span></text:p>
      <text:p text:style-name="P16"><text:s text:c="5"/><text:span text:style-name="T129">Chief stood from the couch shaking his head. “No, No No. I can’t know about the future. We’ve been down this road before. It killed a man.”</text:span></text:p>
      <text:p text:style-name="P16"><text:s text:c="5"/><text:span text:style-name="T130">Alice nodded. “Yes I know, Murdoc</text:span><text:span text:style-name="T131">h</text:span><text:span text:style-name="T130"> was a good man. </text:span><text:span text:style-name="T132">We never did find out why he was killed.</text:span><text:span text:style-name="T130">”</text:span></text:p>
      <text:p text:style-name="P16"><text:s text:c="5"/><text:span text:style-name="T133">Chief looked at Alice. She hadn’t aged a day and here she was with a message from the future. He wasn’t sure if he wanted her to tell him what was going to happen. It wasn’t like he was going to miss something terrible because of it. </text:span><text:span text:style-name="T134">He was curious about the future, that was certain, but he didn’t want to face the consequences of it.</text:span></text:p>
      <text:p text:style-name="P16"><text:s text:c="5"/>“<text:span text:style-name="T134">You need to warn Russ about traveling to the future. He can’t keep doing it, it’s ripping holes in the spacetime continuum.” Alice warned. “He’ll destroy us all eventually.”</text:span></text:p>
      <text:p text:style-name="P16"><text:s text:c="5"/><text:span text:style-name="T134">Chief looked at Alice. There it was. The truth for him to see. What else was there that she had to say? Just that traveling to the future would eventually lead to more death? Was that it?</text:span></text:p>
      <text:p text:style-name="P16"><text:s text:c="5"/>“<text:span text:style-name="T134">Is that all you have to say?” Chief said. “What about the past? Aren’t we screwing with the timeline and whatnot with the past?”</text:span></text:p>
      <text:p text:style-name="P16"><text:s text:c="5"/><text:span text:style-name="T134">Alice nodded. “To a degree yes. But the past is not what concerns me at the moment. It’s my future that you’re messing with.”</text:span></text:p>
      <text:p text:style-name="P16"><text:soft-page-break/><text:s text:c="5"/>“<text:span text:style-name="T134">Traveler departing.” A voice over the intercom said.</text:span></text:p>
      <text:p text:style-name="P16"><text:s text:c="5"/><text:span text:style-name="T134">Chief looked up. “Who was that leaving?” He asked Alice.</text:span></text:p>
      <text:p text:style-name="P16"><text:s text:c="5"/><text:span text:style-name="T134">Alice frowned. “It’s Russ. He’s gone into the future again. You really have to stop him.”</text:span></text:p>
      <text:p text:style-name="P16"><text:s text:c="5"/><text:span text:style-name="T134">Chief nodded. “Right, I’ll look into it.” </text:span><text:span text:style-name="T135">He said. “But I’ll need some concrete proof that the future is affected in some adverse way, not just your word for it.”</text:span></text:p>
      <text:p text:style-name="P16"><text:s text:c="5"/><text:span text:style-name="T135">Alice nodded. “I know. Come with me and you’ll see.”</text:span></text:p>
      <text:p text:style-name="P16"><text:s text:c="5"/><text:span text:style-name="T135">Opening a vortex, Alice and Chief left his time to the far distant future.</text:span></text:p>
      <text:p text:style-name="P16"/>
      <text:p text:style-name="P19">* * *</text:p>
      <text:p text:style-name="P18"/>
      <text:p text:style-name="P18"><text:s text:c="5"/>Russ exited the vortex. Taking a look around he wasn’t sure he wanted to be there. The Moon looked different. He took a good hard look at it. It looked like there were lights up there. Did they colonize the Moon? He smiled at the thought.</text:p>
      <text:p text:style-name="P18"><text:s text:c="5"/><text:span text:style-name="T136">Russ had witnessed many of the Earth’s achievements into space. The first Moon landing, the colonization of Mars. The Challenger explosion. He was always an observer but never a participant. Russ had dreamed of going into space of several occasions. Once he almost made the choice to quit the time travel program and join the space program but felt it was better to travel in time than in space.</text:span></text:p>
      <text:p text:style-name="P18"><text:s text:c="5"/><text:span text:style-name="T137">Russ continued to stare at the Moon. Sure enough there were cities. He imagined people just living up there. No gravity to cling them to the surface. Just floating away like it was normal. Well there was some gravity, but not much.</text:span></text:p>
      <text:p text:style-name="P18"><text:soft-page-break/><text:s text:c="5"/><text:span text:style-name="T137">Then it happened. The Moon cracked in two. Cities lost power as the lights went out.</text:span></text:p>
      <text:p text:style-name="P18"><text:s text:c="5"/><text:span text:style-name="T137">Russ gasped. All those people without power, and certainly soon without oxygen. He could feel his heart beat through his chest as it tightened. Russ wanted to do something. But what could he do? He was an observer. </text:span><text:span text:style-name="T138">An observer who was powerless to do anything.</text:span></text:p>
      <text:p text:style-name="P18"><text:s text:c="5"/><text:span text:style-name="T139">Russ looked at his time watch, March 3</text:span><text:span text:style-name="T140">rd</text:span><text:span text:style-name="T139"> 2890. He wanted to see more. He wanted to go further into the future to see how it all played out. How the Moon would affect the Earth, how life would change. Russ was hungry to see more.</text:span></text:p>
      <text:p text:style-name="P18"><text:s text:c="5"/><text:span text:style-name="T139">Setting his time watch to the distant future, he stepped through the vortex and vanished.</text:span></text:p>
      <text:p text:style-name="P18"><text:s text:c="5"/><text:span text:style-name="T141">Alice came out of hiding and sighed. She wanted to stop Russ at all costs but it was growing difficult to do. </text:span><text:span text:style-name="T142">She needed help, she needed Chief at her side to help convince Russ that he was causing rifts in the spacetime continuum. There had to be a way to reach him, if only she could try. It was worth a shot.</text:span></text:p>
      <text:p text:style-name="P18"><text:s text:c="5"/><text:span text:style-name="T142">Alice opened a vortex and disappeared from her time back to that of the past.</text:span></text:p>
      <text:p text:style-name="P20"/>
      <text:p text:style-name="P21">Chapter Six</text:p>
      <text:p text:style-name="P21"/>
      <text:p text:style-name="P21"><text:s text:c="5"/><text:span text:style-name="T143">Chief and Alice exited a vortex. Looking around they saw destruction everywhere. </text:span><text:span text:style-name="T144">Chief rubbed his head. What on Earth was happening? </text:span><text:span text:style-name="T145">The Earth was being destroyed one city at a time.</text:span></text:p>
      <text:p text:style-name="P21"><text:s text:c="5"/><text:span text:style-name="T145">Looking up at the stars, Chief saw the Moon had been split in half. Bits and pieces were coming down to Earth through the atmosphere. Chief wondered if that was the cause of the cities destruction.</text:span></text:p>
      <text:p text:style-name="P21"><text:soft-page-break/><text:s text:c="5"/>“<text:span text:style-name="T145">Marvelous isn’t it?” A man’s voice came from behind them.</text:span></text:p>
      <text:p text:style-name="P21"><text:s text:c="5"/><text:span text:style-name="T145">Turning around, Chief saw that Russ was standing there </text:span><text:span text:style-name="T146">with a stupid grin on his face. Chief wanted to punch Russ in the face.</text:span></text:p>
      <text:p text:style-name="P21"><text:s text:c="5"/>“<text:span text:style-name="T146">Marvelous? Marvelous? What do you think about destroying a world Russ?”</text:span></text:p>
      <text:p text:style-name="P21"><text:s text:c="5"/><text:span text:style-name="T146">Russ dropped his smile. “Well it is isn’t it? I mean how else would you describe this world?”</text:span></text:p>
      <text:p text:style-name="P21"><text:s text:c="5"/><text:span text:style-name="T147">Chief shook his head. “You’re destroying a world Russ. Don’t you care about that? Time traveling into the future is destroying the Earth!” </text:span><text:span text:style-name="T148">Chief was mad and he had every right to be so.</text:span></text:p>
      <text:p text:style-name="P21"><text:s text:c="5"/><text:span text:style-name="T148">Alice looked at Russ. She couldn’t believe the smug look on his face. </text:span><text:span text:style-name="T149">It was impossible not to cringe at the look. “</text:span><text:span text:style-name="T150">Don’t you care?” She asked.</text:span></text:p>
      <text:p text:style-name="P21"><text:s text:c="5"/><text:span text:style-name="T150">Russ looked at them both and shook his head. “My traveling into the future can’t possibly be doing any of this damage. We made a perfect machine Chief, you and I.”</text:span></text:p>
      <text:p text:style-name="P21"><text:s text:c="5"/><text:span text:style-name="T151">Chief nodded. “Yes but what if there’s a bug in the software? Or the hardware? What if we didn’t account for something. We originally didn’t want to travel to the future Russ, we only intended the machine to travel into the past.”</text:span></text:p>
      <text:p text:style-name="P21"><text:s text:c="5"/><text:span text:style-name="T152">Russ thought about it for a moment. Looking up at the torn sky, he wondered to himself if Chief was indeed telling the truth.</text:span></text:p>
      <text:p text:style-name="P21"><text:s text:c="5"/>“<text:span text:style-name="T153">Russ there’s something different about you.” Chief said. “You aren’t thinking rationally.”</text:span></text:p>
      <text:p text:style-name="P21"><text:s text:c="5"/><text:span text:style-name="T153">Russ shook his head. “I’ve never thought more clear in my life. We hold the power to travel through time. We have the ability to…”</text:span></text:p>
      <text:p text:style-name="P21"><text:s text:c="5"/><text:span text:style-name="T153">Russ was cut off as a police officer approached the trio.</text:span></text:p>
      <text:p text:style-name="P21"><text:soft-page-break/><text:s text:c="5"/>“<text:span text:style-name="T153">ID badges please.” The police officer said. “You know it’s past curfew. If you don’t have your badges you will be arrested.”</text:span></text:p>
      <text:p text:style-name="P21"><text:s text:c="5"/><text:span text:style-name="T154">Russ handed the man a badge. “Here you are officer. These are my associates. Don’t worry about them. They’re with me.”</text:span></text:p>
      <text:p text:style-name="P21"><text:s text:c="5"/><text:span text:style-name="T154">The police officer inspected the badge for a moment and then handed it back to Russ. “Very well Doctor, be safe. Have a good night.”</text:span></text:p>
      <text:p text:style-name="P21"><text:s text:c="5"/>“<text:span text:style-name="T155">What was that about?” Chief asked.</text:span></text:p>
      <text:p text:style-name="P21"><text:s text:c="5"/><text:span text:style-name="T155">Russ put the ID badge away in his wallet. “It’s different here Chief. If you don’t have an ID badge, they’ll cart you off no questions asked. Good thing you two were with me.” </text:span><text:span text:style-name="T156">He paused. “Don’t you see it? We’re in a different world here. It’s nothing like the world we know. It’s exciting!”</text:span></text:p>
      <text:p text:style-name="P21"><text:s text:c="5"/><text:span text:style-name="T156">Chief put his hand on his chin. There would be no way of connecting with the man he knew. No way to sort all of this out. He was at a loss.</text:span></text:p>
      <text:p text:style-name="P21"><text:s text:c="5"/>“<text:span text:style-name="T156">Why don’t you come back with us.” Chief said. “We’ll get things sorted out. What do you say?”</text:span></text:p>
      <text:p text:style-name="P21"><text:s text:c="5"/><text:span text:style-name="T156">Russ looked at Chief and then to Alice. </text:span><text:span text:style-name="T157">They both pleaded with their eyes for him to say yes. It wasn’t that he didn’t want to go back with them, but he wasn’t sure what would happen if he did. Would they lock him up? Throw away the key as it were? </text:span><text:span text:style-name="T158">Or would they let him be.</text:span></text:p>
      <text:p text:style-name="P21"><text:s text:c="5"/>“<text:span text:style-name="T158">Fine.” Russ said trusting Chief and Alice. “I’ll go with you.” He activated a time vortex and they disappeared </text:span><text:span text:style-name="T159">back </text:span><text:span text:style-name="T160">in</text:span><text:span text:style-name="T159">to the past.</text:span></text:p>
      <text:p text:style-name="P21"><text:s text:c="5"/><text:span text:style-name="T161">A man walking by watched them leave. “What the hell is going on here?” He asked himself. Picking up a radio, he called the </text:span><text:span text:style-name="T162">time travel</text:span><text:span text:style-name="T161"> station. “Chief? Yeah this is Bob, I believe we have time travelers messing with things again.”</text:span></text:p>
      <text:p text:style-name="P21"><text:soft-page-break/></text:p>
      <text:p text:style-name="P23">* * *</text:p>
      <text:p text:style-name="P22"/>
      <text:p text:style-name="P22"><text:s text:c="5"/><text:span text:style-name="T163">Reentering their own time, Russ Chief and Alice exited the vortex.</text:span></text:p>
      <text:p text:style-name="P22"><text:s text:c="5"/><text:span text:style-name="T164">Chief took Russ’s time watch off his wrist. “I’m only taking it as a precaution.” He insisted.</text:span></text:p>
      <text:p text:style-name="P22"><text:s text:c="5"/><text:span text:style-name="T164">Russ looked at Chief. “You tricked me.”</text:span></text:p>
      <text:p text:style-name="P22"><text:s text:c="5"/><text:span text:style-name="T165">Chief shook his head. The man was clearly delusional. </text:span><text:span text:style-name="T166">His friend was suffering from something, some kind of psychosis, </text:span><text:span text:style-name="T167">t</text:span><text:span text:style-name="T166">he likes Chief hadn’t seen before.</text:span></text:p>
      <text:p text:style-name="P22"><text:s text:c="5"/>“<text:span text:style-name="T168">Let’s get you to medical, I want you taken a look at.” Chief said.</text:span></text:p>
      <text:p text:style-name="P22"><text:s text:c="5"/><text:span text:style-name="T168">Russ shook his head. “Don’t you see? I’m fine. I don’t need to go to medical. Just let me go back to the future. It was so peaceful.”</text:span></text:p>
      <text:p text:style-name="P22"><text:s text:c="5"/><text:span text:style-name="T168">Chief held his ground. Shaking his head no, he almost shouted at Russ. “You will go to medical. Have Doctor Long check you out. That’s an order.”</text:span></text:p>
      <text:p text:style-name="P22"><text:s text:c="5"/>“<text:span text:style-name="T168">You can’t order me around.” Russ said. “I refuse the order and I refuse you.” </text:span><text:span text:style-name="T169">He looked to Alice. “And I refuse you too!</text:span></text:p>
      <text:p text:style-name="P22"><text:s text:c="5"/><text:span text:style-name="T169">You two have been on my case ever since I got back.” Russ continued. “Always wanting me to go to medical. Having the doctor check me out. What is it with you two?”</text:span></text:p>
      <text:p text:style-name="P22"><text:s text:c="5"/><text:span text:style-name="T169">Alice put her hand on Russ’s arm. “We’re just worried about you Russ. That’s all. We want to make sure you’re alright before you go on any more missions.”</text:span></text:p>
      <text:p text:style-name="P22"><text:s text:c="5"/>“<text:span text:style-name="T169">That’s right, Russ.” Chief chimed in. “As long as you check out, you can go on another mission to the past.”</text:span></text:p>
      <text:p text:style-name="P22"><text:soft-page-break/><text:s text:c="5"/>“<text:span text:style-name="T169">But the future…” Russ looked at the ceiling as if it held answers for him.</text:span></text:p>
      <text:p text:style-name="P22"><text:s text:c="5"/><text:span text:style-name="T169">Chief and Alice exchanged looks.</text:span></text:p>
      <text:p text:style-name="P22"><text:s text:c="5"/>“<text:span text:style-name="T169">The future will still be there later Russ. For now we just need to get you to medical.” Chief said. “It will be alright, just go and get checked out.”</text:span></text:p>
      <text:p text:style-name="P22"><text:s text:c="5"/><text:span text:style-name="T169">Russ followed Alice as she took him to medical. Doctor Long would sure have her work cut out for her when he got there.</text:span></text:p>
      <text:p text:style-name="P22"><text:s text:c="5"/><text:span text:style-name="T169">Chief nodded. At least that crisis was averted for now. Who’s to say what would happen in the near future when Russ came out of medical. Hopefully the doctor would have something to say about it. </text:span><text:span text:style-name="T170">Something to give Chief ammunition to keep Russ at bay for a moment.</text:span></text:p>
      <text:p text:style-name="P22"><text:s text:c="5"/><text:span text:style-name="T171">Only time would tell.</text:span></text:p>
      <text:p text:style-name="P22"/>
      <text:p text:style-name="P24">Chapter Seven</text:p>
      <text:p text:style-name="P24"/>
      <text:p text:style-name="P24"><text:s text:c="5"/><text:span text:style-name="T172">In medical, Russ laid on a bed waiting for Doctor Long to perform some tests. He was bored. He wanted to be out there searching the future. Looking for bold new technologies that could help their time travel efforts. Didn’t Chief see or understand that? It didn’t make any sense to Russ.</text:span></text:p>
      <text:p text:style-name="P24"><text:s text:c="5"/><text:span text:style-name="T173">Twiddling his thumbs, Russ thought about everything that had happened over the course of the past few weeks. </text:span><text:span text:style-name="T174">He felt they belonged in the future, not the past. His present felt like a prison of sorts. The past sucked.</text:span></text:p>
      <text:p text:style-name="P24"><text:s text:c="5"/><text:span text:style-name="T175">Doctor Long walked into the room. Two security officers stood behind her.</text:span></text:p>
      <text:p text:style-name="P24"><text:s text:c="5"/>“<text:span text:style-name="T175">Oh doc, those guys won’t be needed here today. Trust me.”</text:span></text:p>
      <text:p text:style-name="P24"><text:soft-page-break/><text:s text:c="5"/><text:span text:style-name="T175">Doctor Long nodded. “Yep, I do trust you that’s why they’re here.” </text:span><text:span text:style-name="T176">She paused. “Now tell me what’s going on.”</text:span></text:p>
      <text:p text:style-name="P24"><text:s text:c="5"/><text:span text:style-name="T176">Russ explained his vision of the future to Long. It was something far fetched, something she hadn’t been prepared for. Something so strange that she just couldn’t believe her ears. Words cannot describe how crazy Russ sounded in that moment.</text:span></text:p>
      <text:p text:style-name="P24"><text:s text:c="5"/><text:span text:style-name="T177">Shelby ran her scans of Russ’s brain. Looking at her readings she said “hm.”</text:span></text:p>
      <text:p text:style-name="P24"><text:s text:c="5"/><text:span text:style-name="T177">Russ looked at Doctor Long and smiled. “Something wrong doc?”</text:span></text:p>
      <text:p text:style-name="P24"><text:s text:c="5"/><text:span text:style-name="T177">Shelby shook her head. “No, you just seem to be crazy that’s all.” She exited the room leaving the two guards with Russ.</text:span></text:p>
      <text:p text:style-name="P24"><text:s text:c="5"/><text:span text:style-name="T178">Russ looked at the guards with suspicion. He knew he couldn’t trust them. But what other choice did he have? He was stuck with them for the time being.</text:span></text:p>
      <text:p text:style-name="P24"><text:s text:c="5"/><text:span text:style-name="T178">Doctor Long walked into her office and reviewed Russ’s scans on her computer. She shook her head. If Russ wasn’t crazy why was he acting crazy? </text:span><text:span text:style-name="T179">There had to be a reason for it.</text:span></text:p>
      <text:p text:style-name="P24"><text:s text:c="5"/><text:span text:style-name="T179">Flipping through the screens, Doctor Long came upon an interesting find. Some kind of scar on Russ’s hand. Grabbing her medical scanner, she ran to Russ’s room and placed it over the scar.</text:span></text:p>
      <text:p text:style-name="P24"><text:s text:c="5"/>“<text:span text:style-name="T179">Where did you get this scar Russ?”</text:span></text:p>
      <text:p text:style-name="P24"><text:s text:c="5"/><text:span text:style-name="T179">Russ looked at the doctor and shrugged. “Don’t know, on a mission I suppose.” He said. “Did you know the Moon explodes? Oh it’s an amazing sight. Sad for those people who are living on the Moon, but still it’s amazing.”</text:span></text:p>
      <text:p text:style-name="P24"><text:s text:c="5"/><text:span text:style-name="T180">Doctor Long tried her best to smile. “I bet it is Russ.” She focused on her scans. Deeper into his </text:span><text:soft-page-break/><text:span text:style-name="T180">hand she went until she came across something strange. A chip was embedded in Russ’s hand.</text:span></text:p>
      <text:p text:style-name="P24"><text:s text:c="5"/>“<text:span text:style-name="T180">Say Russ, how long have you had this scar?”</text:span></text:p>
      <text:p text:style-name="P24"><text:s text:c="5"/><text:span text:style-name="T180">Russ looked down at his hand. “Like I told you doc, I don’t know. Probably happened on a mission.”</text:span></text:p>
      <text:p text:style-name="P24"><text:s text:c="5"/>“<text:span text:style-name="T180">I see.” Doctor Long said. “Well there’s some kind of chip in your hand. Mind if I extract it?”</text:span></text:p>
      <text:p text:style-name="P24"><text:s text:c="5"/><text:span text:style-name="T180">Russ looked at her, his eyes spoke worry. “What? A chip? In my hand?” He asked. “Yeah get rid of it. What the hell doc.”</text:span></text:p>
      <text:p text:style-name="P24"><text:s text:c="5"/>“<text:span text:style-name="T180">That’s what I’m trying to figure out Russ.” Doctor Long said.</text:span></text:p>
      <text:p text:style-name="P24"><text:s text:c="5"/><text:span text:style-name="T181">Taking a small laser out of her pocket, Doctor Long proceeded to open the scar on Russ’s hand.</text:span></text:p>
      <text:p text:style-name="P24"><text:s text:c="5"/>“<text:span text:style-name="T181">Ouch doc! What the hell! That hurts!” Russ yelled out grabbing his hand away. It was too late the scar was already open.</text:span></text:p>
      <text:p text:style-name="P24"><text:s text:c="5"/><text:span text:style-name="T182">Taking a set of tweezers, Doctor Long thrust them into the open wound and pulled out the microchip. She then closed the wound back up. “Good as new.” She said.</text:span></text:p>
      <text:p text:style-name="P24"><text:s text:c="5"/><text:span text:style-name="T183">Russ looked at his hand. The scar was gone. “Doc, what was that you pulled out of me?”</text:span></text:p>
      <text:p text:style-name="P24"><text:s text:c="5"/><text:span text:style-name="T183">Doctor Long looked at the microchip and pondered it for a moment. “It’s some kind of data chip. I’ll have to run some tests on it before I’ll have an actual answer for you.”</text:span></text:p>
      <text:p text:style-name="P24"><text:s text:c="5"/><text:span text:style-name="T183">Russ nodded. “Right. </text:span><text:span text:style-name="T184">Am I good to go back on duty?</text:span><text:span text:style-name="T183">”</text:span></text:p>
      <text:p text:style-name="P24"><text:s text:c="5"/><text:span text:style-name="T184">Doctor Long shook her head. “No. I don’t think so. You’ve been saying some pretty messed up things from what I hear. About the destruction of the Earth and how cool it is etc. Yeah I don’t think you’ll be on duty for a while.”</text:span></text:p>
      <text:p text:style-name="P24"><text:soft-page-break/><text:s text:c="5"/><text:span text:style-name="T184">Russ folded his arms. “I did say some messed up things now didn’t I? Yeah I don’t blame ya doc. Might as well play it safe.”</text:span></text:p>
      <text:p text:style-name="P24"><text:s text:c="5"/>“<text:span text:style-name="T184">Exactly.” Doctor Long said. “</text:span><text:span text:style-name="T185">Go home get some rest.” She ordered.</text:span></text:p>
      <text:p text:style-name="P24"><text:s text:c="5"/><text:span text:style-name="T185">Russ nodded. “Yes ma’am.” </text:span><text:span text:style-name="T186">He walked out the door.</text:span></text:p>
      <text:p text:style-name="P24"><text:s text:c="5"/><text:span text:style-name="T186">Doctor Long took the microchip over to her scanning device and took a closer look. Magnifying it, she was able to see there were several tubules extending from the microchip. Probably a way to connect into the subjects nervous system or something. She mused.</text:span></text:p>
      <text:p text:style-name="P24"><text:s text:c="5"/><text:span text:style-name="T186">Her computer dictated that the device was dangerous. But she didn’t need a computer to tell her that. Taking the microchip, she put it in stasis. No need in taking any risks with the chip. She didn’t want to get infected or anyone else for that matter.</text:span></text:p>
      <text:p text:style-name="P24"/>
      <text:p text:style-name="P26">* * *</text:p>
      <text:p text:style-name="P25"/>
      <text:p text:style-name="P25"><text:s text:c="5"/>Russ <text:span text:style-name="T187">walked into his quarters. He collapsed into his favorite chair and relaxed for a bit. Music was playing in the background. Russ didn’t recall turning on any music. Talk about strange.</text:span></text:p>
      <text:p text:style-name="P25"><text:s text:c="5"/><text:span text:style-name="T188">Getting up to investigate, he was met by himself.</text:span></text:p>
      <text:p text:style-name="P25"><text:s text:c="5"/>“<text:span text:style-name="T188">I see the doc removed the chip. Probably best.”</text:span></text:p>
      <text:p text:style-name="P25"><text:s text:c="5"/><text:span text:style-name="T188">Russ shook his head. He couldn’t be seeing what he was seeing, could he?</text:span></text:p>
      <text:p text:style-name="P25"><text:s text:c="5"/><text:span text:style-name="T188">The other Russ nodded his head. “Yes it’s me. Or you rather. It’s us. Don’t worry, I came to tell you a few things.”</text:span></text:p>
      <text:p text:style-name="P25"><text:s text:c="5"/><text:span text:style-name="T188">Russ shook his head. “No, I can’t know about my future. You know this rule.”</text:span></text:p>
      <text:p text:style-name="P25"><text:soft-page-break/><text:s text:c="5"/>“<text:span text:style-name="T188">Relax.” Future Russ said. “I’m not going to tell you about your future. Mostly your past, things you might have forgotten.”</text:span></text:p>
      <text:p text:style-name="P25"><text:s text:c="5"/><text:span text:style-name="T188">Future Russ talked to Russ about a specific event. One Russ didn’t remember happening. He spoke of a world war that never took place. Well to Russ’s knowledge it didn’t take place. They were very careful to address all events and catalog them. Wars especially. If there were a world war, Russ would have known about it.</text:span></text:p>
      <text:p text:style-name="P25"><text:s text:c="5"/>“<text:span text:style-name="T188">It’s true.” Future Russ said. “I was there, I saw the war. You were there too, but you don’t remember it. Such an odd thing to happen. But I’m here to tell you a world war did take place. It shook nations.” He paused thinking about the past. “You have to go back and change that.”</text:span></text:p>
      <text:p text:style-name="P25"><text:s text:c="5"/><text:span text:style-name="T188">Russ looked at himself in disbelief. There was no way he could go back in time and change a war let alone prevent a war.</text:span></text:p>
      <text:p text:style-name="P25"><text:s text:c="5"/>“<text:span text:style-name="T188">What was the catalyst?” Russ asked.</text:span></text:p>
      <text:p text:style-name="P25"><text:s text:c="5"/><text:span text:style-name="T188">Future Russ shook his head. “No one knows. Fighting just broke out all over the place.”</text:span></text:p>
      <text:p text:style-name="P25"><text:s text:c="5"/><text:span text:style-name="T189">Russ nodded. “Right, wars don’t just start because of nothing.”</text:span></text:p>
      <text:p text:style-name="P25"><text:s text:c="5"/><text:span text:style-name="T189">Future Russ looked grim. “I know. The death tolls were in the millions. Imagine that for a moment Russ, millions of lives lost. But you have the ability to go back and change things.”</text:span></text:p>
      <text:p text:style-name="P25"><text:s text:c="5"/>“<text:span text:style-name="T189">Why don’t you go back?” Russ asked.</text:span></text:p>
      <text:p text:style-name="P25"><text:s text:c="5"/><text:span text:style-name="T189">Future Russ shook his head. “It’s complicated.” He said. “Hell, I shouldn’t even be here in the first place. But here I am.”</text:span></text:p>
      <text:p text:style-name="P25"><text:s text:c="5"/><text:span text:style-name="T189">Russ nodded. “Yes you’re here, but what are we going to do about it?”</text:span></text:p>
      <text:p text:style-name="P25"><text:soft-page-break/><text:s text:c="5"/><text:span text:style-name="T189">Future Russ looked at his watch. “We aren’t going to do anything. I’ve given you the information. It’s up to you to make the change. Good luck.”</text:span></text:p>
      <text:p text:style-name="P25"><text:s text:c="5"/><text:span text:style-name="T189">Future Russ stepped through a vortex and departed.</text:span></text:p>
      <text:p text:style-name="P25"><text:s text:c="5"/><text:span text:style-name="T189">Russ sighed. Great. Just great. How was he going to prevent a world war from happening? He basically had no information to go off of. Yet he had to stop a war.</text:span></text:p>
      <text:p text:style-name="P25"><text:s text:c="5"/><text:span text:style-name="T189">Chief was going to have a field day with this one.</text:span></text:p>
      <text:p text:style-name="P25"/>
      <text:p text:style-name="P27">Chapter Eight</text:p>
      <text:p text:style-name="P27"/>
      <text:p text:style-name="P27"><text:s text:c="5"/>Chief looked at Russ in shock. “You expect me to believe that?”</text:p>
      <text:p text:style-name="P27"><text:s text:c="5"/>Russ nodded his head. “Yes Chief.”</text:p>
      <text:p text:style-name="P27"><text:s text:c="5"/><text:span text:style-name="T190">Chief paced around the room for a moment. He wasn’t sure what he was going to do with this knowledge. Russ patiently waited for Chief to say something more.</text:span></text:p>
      <text:p text:style-name="P27"><text:s text:c="5"/>“<text:span text:style-name="T191">I’m not about to send you on another mission.” Chief said. “That much is certain. We’ll have to find someone else. Do you have the dates for this war?”</text:span></text:p>
      <text:p text:style-name="P27"><text:s text:c="5"/><text:span text:style-name="T191">Russ nodded. “I’ve pinpointed it down to September of 2047. If my calculations are correct, then that’s when all hell breaks loose.”</text:span></text:p>
      <text:p text:style-name="P27"><text:s text:c="5"/><text:span text:style-name="T191">Chief nodded. “Okay, let’s say we go back in time to change that. What’s to say our future won’t get ruined in the process?”</text:span></text:p>
      <text:p text:style-name="P27"><text:s text:c="5"/><text:span text:style-name="T191">Russ shook his head. “There’s no way of telling what will happen Chief. But we’ve got to try.”</text:span></text:p>
      <text:p text:style-name="P27"><text:s text:c="5"/><text:span text:style-name="T191">Chief looked at Russ. The two men had known each other for decades. Usually when he had something important like this, he wasn’t kidding around. This time was no different.</text:span></text:p>
      <text:p text:style-name="P27"><text:soft-page-break/><text:s text:c="5"/>“<text:span text:style-name="T191">Alright.” Chief said. “You and I will go. But I’m keeping a close eye on you Russ. If you mess up anything, I’m bringing you back in irons. Do you understand me?”</text:span></text:p>
      <text:p text:style-name="P27"><text:s text:c="5"/><text:span text:style-name="T191">Russ nodded. “Yes sir. Loud and clear.”</text:span></text:p>
      <text:p text:style-name="P27"><text:s text:c="5"/>“<text:span text:style-name="T192">Set your watch for September 1, 2047. Let’s see what we can find out.” Chief said. “And why we don’t have a clue about any of this.”</text:span></text:p>
      <text:p text:style-name="P27"><text:s text:c="5"/><text:span text:style-name="T192">Russ nodded. “Yes sir.”</text:span></text:p>
      <text:p text:style-name="P27"><text:s text:c="5"/><text:span text:style-name="T193">The two men vanished.</text:span></text:p>
      <text:p text:style-name="P27"/>
      <text:p text:style-name="P29">* * *</text:p>
      <text:p text:style-name="P28"/>
      <text:p text:style-name="P28">September 1, 2047</text:p>
      <text:p text:style-name="P28"/>
      <text:p text:style-name="P28"><text:s text:c="5"/>Russ and Chief exited the vortex. There wasn’t much to be seen. Devastation was everywhere. Buildings were scorched. Roads destroyed. It appeared that air attacks had destroyed most of the buildings.</text:p>
      <text:p text:style-name="P28"><text:s text:c="5"/>“What happened here?” Russ asked.</text:p>
      <text:p text:style-name="P28"><text:s text:c="5"/>Chief shook his head. “I have no idea. When we went to the future, none of the world looked like this. Everything seemed better aside from the obvious.”</text:p>
      <text:p text:style-name="P28"><text:s text:c="5"/>Russ nodded. “Yeah.” He said. “<text:span text:style-name="T194">So strange that all of this happened and we don’t have a clue about it. Also looks like my timing was off. This war appears to have happened already due to the destruction. We have to pick an earlier time.”</text:span></text:p>
      <text:p text:style-name="P28"><text:s text:c="5"/><text:span text:style-name="T194">Chief nodded. “I agree.” He said. Activating his watch, they disappeared from the war zone.</text:span></text:p>
      <text:p text:style-name="P28"/>
      <text:p text:style-name="P30">August 1, 2047</text:p>
      <text:p text:style-name="P30"/>
      <text:p text:style-name="P30"><text:soft-page-break/><text:s text:c="5"/>Chief and Russ exited the vortex. <text:span text:style-name="T195">This time they were met by civilization. People were out and about having fun. Exploring all that summer had to offer them.</text:span></text:p>
      <text:p text:style-name="P30"><text:s text:c="5"/>“<text:span text:style-name="T196">Well this is a good sign.” Russ said. “There are actually people around.”</text:span></text:p>
      <text:p text:style-name="P30"><text:s text:c="5"/><text:span text:style-name="T196">Chief looked around. He was pleased to see civilization at its finest.</text:span></text:p>
      <text:p text:style-name="P30"><text:s text:c="5"/><text:span text:style-name="T196">Overhead an airplane flew. No one saw the first bomb drop. It was quiet.</text:span></text:p>
      <text:p text:style-name="P30"><text:s text:c="5"/><text:span text:style-name="T196">Russ and Chief ducked for cover as the explosion hit. “The first attack.” Russ acknowledged.</text:span></text:p>
      <text:p text:style-name="P30"><text:s text:c="5"/>“<text:span text:style-name="T196">The first of many.” Chief said. He pointed to the sky, there were several more airplanes coming in for an attack run.</text:span></text:p>
      <text:p text:style-name="P30"><text:s text:c="5"/>“<text:span text:style-name="T196">We’ve got to get out of here.” Russ said.</text:span></text:p>
      <text:p text:style-name="P30"><text:s text:c="5"/><text:span text:style-name="T196">Chief nodded. “I agree.”</text:span></text:p>
      <text:p text:style-name="P30"/>
      <text:p text:style-name="P31">July 1, 2047</text:p>
      <text:p text:style-name="P31"/>
      <text:p text:style-name="P31"><text:s text:c="5"/>Russ looked at Chief. “We have a month.”</text:p>
      <text:p text:style-name="P31"><text:s text:c="5"/>“To do what exactly? Warn people? They would call us mad.”</text:p>
      <text:p text:style-name="P31"><text:s text:c="5"/>“It’s like Pearl Harbor all over again.” Russ added. “Sneak attacks, yet this time they’re during the day.”</text:p>
      <text:p text:style-name="P31"><text:s text:c="5"/><text:span text:style-name="T197">The men were sitting at a diner table discussing the impending doom. </text:span><text:span text:style-name="T198">There wasn’t anything they could do about it. The war would have to start, at leas that’s what Russ was thinking.</text:span></text:p>
      <text:p text:style-name="P31"><text:s text:c="5"/><text:span text:style-name="T198">Chief on the other hand was thinking of something completely different. They had a chance to change the past and stop the war. They only needed the time to do it.</text:span></text:p>
      <text:p text:style-name="P31"><text:s text:c="5"/>“<text:span text:style-name="T199">What do you have in mind?” Russ asked.</text:span></text:p>
      <text:p text:style-name="P31"><text:soft-page-break/><text:s text:c="5"/><text:span text:style-name="T199">Chief shook his head. “You aren’t going to like it. It goes against everything we stand for.”</text:span></text:p>
      <text:p text:style-name="P31"><text:s text:c="5"/><text:span text:style-name="T199">Russ leaned forward. “You’re going to tell them you’re from the future aren’t you.” He said.</text:span></text:p>
      <text:p text:style-name="P31"><text:s text:c="5"/><text:span text:style-name="T199">Chief placed a hand on the table steadying himself. “Yes Russ, that’s exactly what I’m going to do. I’m going to warn the President of the United States that an attack is coming. It needs to be done.” He slammed his fist on the table.</text:span></text:p>
      <text:p text:style-name="P31"><text:s text:c="5"/><text:span text:style-name="T199">Several customers turned their heads to see what was going on. Russ tried to quiet Chief, but it was too late. Chief was worked up over the incident a month from now. There was nothing he was able to do about it and that much was certain.</text:span></text:p>
      <text:p text:style-name="P31"><text:s text:c="5"/>“<text:span text:style-name="T200">The president wouldn’t listen to us.” Russ said. “We’re a bunch of nobodies.”</text:span></text:p>
      <text:p text:style-name="P31"><text:s text:c="5"/><text:span text:style-name="T200">Chief shook his head. “We time travel Russ, we have the ability to try over and over again to convince the president that we’re legit.”</text:span></text:p>
      <text:p text:style-name="P31"><text:s text:c="5"/><text:span text:style-name="T200">As their food came, Russ took a bite into his hamburger. Chief took a sip of his coffee. The two mulled over the best way to overcome whatever problem they were going to have in the future.</text:span></text:p>
      <text:p text:style-name="P31"><text:s text:c="5"/>“<text:span text:style-name="T201">We don’t even know who the attacking force is.” Russ said.</text:span></text:p>
      <text:p text:style-name="P31"><text:s text:c="5"/>“<text:span text:style-name="T201">Research my dear boy, research.” Chief said.</text:span></text:p>
      <text:p text:style-name="P31"><text:s text:c="5"/><text:span text:style-name="T202">Turning his attention to the television, Chief nodded. “See that? That is what they called a TV. It was a good source of news at the time. We’ll just have to watch it until something useful emerges.”</text:span></text:p>
      <text:p text:style-name="P31"><text:s text:c="5"/><text:span text:style-name="T202">Russ nodded. “Alright we can do that. Let’s get a hotel room though, I don’t want to be conspicuous.”</text:span></text:p>
      <text:p text:style-name="P31"><text:s text:c="5"/>“<text:span text:style-name="T202">Agreed.” Chief said.</text:span></text:p>
      <text:p text:style-name="P31"><text:s text:c="5"/><text:span text:style-name="T202">They found a cheap hotel room for a few nights. It wasn’t difficult coming up with the cash. Chief always </text:span><text:soft-page-break/><text:span text:style-name="T202">traveled prepared. </text:span><text:span text:style-name="T203">They were met by the front desk clerk who seemed friendly.</text:span></text:p>
      <text:p text:style-name="P31"><text:s text:c="5"/>“<text:span text:style-name="T203">How long are you in town for?” The lady asked.</text:span></text:p>
      <text:p text:style-name="P31"><text:s text:c="5"/><text:span text:style-name="T203">Chief smiled. “At least a week, my associate and I have some important business to attend to.”</text:span></text:p>
      <text:p text:style-name="P31"><text:s text:c="5"/>“<text:span text:style-name="T203">Uh huh.” She said not being enthused by any of it. She just wanted the money and be left alone so she could go back to watching her soap opera. “That’ll be sixty-five dollars a night. Cash or card?”</text:span></text:p>
      <text:p text:style-name="P31"><text:s text:c="5"/><text:span text:style-name="T203">Chief produced money. “Cash please.”</text:span></text:p>
      <text:p text:style-name="P31"><text:s text:c="5"/>“<text:span text:style-name="T203">There’s no smoking in these rooms, so if you tamper with the smoke detector that’ll be another eighty. Just a warning.”</text:span></text:p>
      <text:p text:style-name="P31"><text:s text:c="5"/>“<text:span text:style-name="T203">Understood.” Chief said. </text:span><text:span text:style-name="T204">He took a key from the lady and they proceeded to room 218.</text:span></text:p>
      <text:p text:style-name="P31"><text:s text:c="5"/><text:span text:style-name="T205">The hotel room was small. There were two beds in the room and as the men were hoping for a television set.</text:span></text:p>
      <text:p text:style-name="P31"><text:s text:c="5"/><text:span text:style-name="T205">Russ turned on the TV while Chief went to check out the mini bar.</text:span></text:p>
      <text:p text:style-name="P31"><text:s text:c="5"/><text:span text:style-name="T206">Russ clicked through the channels trying to find a news station. Eventually he came upon one. It was the evening news.</text:span></text:p>
      <text:p text:style-name="P31"><text:s text:c="5"/><text:span text:style-name="T206">They watched a puppy being rescued by firefighters. A toddler being rescued by police officers. An accident on some major highway. All in all it seemed like nothing out of the ordinary.</text:span></text:p>
      <text:p text:style-name="P31"><text:s text:c="5"/><text:span text:style-name="T206">Russ was about to change the channel, find another station when the words Breaking News flashed on the screen.</text:span></text:p>
      <text:p text:style-name="P31"><text:s text:c="5"/><text:span text:style-name="T206">They watched with intent as the news anchor explained how Russia was arming themselves with Cold Fusion devices.</text:span></text:p>
      <text:p text:style-name="P31"><text:s text:c="5"/>“<text:span text:style-name="T206">That’s it.” Chief said. “Russia.”</text:span></text:p>
      <text:p text:style-name="P31"><text:soft-page-break/><text:s text:c="5"/><text:span text:style-name="T206">Russ nodded. “Now we know who and the when. But we need to be able to warn people that they will indeed attack.” He paused. “We need to stop them somehow.”</text:span></text:p>
      <text:p text:style-name="P31"><text:s text:c="5"/>“<text:span text:style-name="T207">And make them believe us.” Chief said.</text:span></text:p>
      <text:p text:style-name="P31"><text:s text:c="5"/>“<text:span text:style-name="T208">Yes, we have to find a way to get through to the White House.” Russ said. “Assuming that’s still a thing in 2047.”</text:span></text:p>
      <text:p text:style-name="P31"><text:s text:c="5"/><text:span text:style-name="T208">Picking up the phone, Chief dialed zero for the operator.</text:span></text:p>
      <text:p text:style-name="P31"><text:s text:c="5"/><text:span text:style-name="T208">It rang through to the front desk of the hotel.</text:span></text:p>
      <text:p text:style-name="P31"><text:s text:c="5"/>“<text:span text:style-name="T208">What do you mean you want the phone number for the president? You can’t just call him up. Are you two like government spies or something? I don’t want any trouble.” The front desk gal said.</text:span></text:p>
      <text:p text:style-name="P31"><text:s text:c="5"/><text:span text:style-name="T208">Chief hung up the phone. “This might be a little bit more difficult than expected.”</text:span></text:p>
      <text:p text:style-name="P31"/>
      <text:p text:style-name="P32">Chapter Nine</text:p>
      <text:p text:style-name="P32"/>
      <text:p text:style-name="P32"><text:s text:c="5"/><text:span text:style-name="T209">Russ and Chief exited the vortex in Washington D.C. They walked up to the gates of the White House and were met by security.</text:span></text:p>
      <text:p text:style-name="P32"><text:s text:c="5"/>“<text:span text:style-name="T209">I’m sorry, no visitors are allowed today.” One of the security officers said. “Try again tomorrow.”</text:span></text:p>
      <text:p text:style-name="P32"><text:s text:c="5"/>“<text:span text:style-name="T209">We have important news regarding Russia and when they plan on attacking us with those Cold Fusion bombs.” Chief said.</text:span></text:p>
      <text:p text:style-name="P32"><text:s text:c="5"/><text:span text:style-name="T209">The security officer looked at Chief and then to Russ. “Like I said no visitors are allowed today. Come back tomorrow.”</text:span></text:p>
      <text:p text:style-name="P32"><text:s text:c="5"/><text:span text:style-name="T209">Russ tugged on Chief’s arm. “Come on, let’s go. There’s no need to deal with these people. We’ll just come back tomorrow.”</text:span></text:p>
      <text:p text:style-name="P32"><text:soft-page-break/><text:s text:c="5"/><text:span text:style-name="T209">Chief nodded. “Imbeciles. If only they’d listen! We have important information to deliver to the president.”</text:span></text:p>
      <text:p text:style-name="P32"><text:s text:c="5"/><text:span text:style-name="T209">Russ pulled Chief to the side. “Will you quiet your voice? Someone is going to hear you and then we won’t get anywhere.”</text:span></text:p>
      <text:p text:style-name="P32"><text:s text:c="5"/><text:span text:style-name="T209">Chief calmed down.” Yes I know.” He said. “Don’t worry there won’t be any further outbursts from me. You’re in charge now. You do what you feel is right.”</text:span></text:p>
      <text:p text:style-name="P32"><text:s text:c="5"/>“<text:span text:style-name="T210">That’s not fair.” Russ said.</text:span></text:p>
      <text:p text:style-name="P32"><text:s text:c="5"/>“<text:span text:style-name="T211">You’re making it so it’s not fair.” Chief replied. “You know as well as I do the date Russia will attack. We have to warn someone. If they don’t listen, then it will happen and we’ll be no better off.”</text:span></text:p>
      <text:p text:style-name="P32"><text:s text:c="5"/><text:span text:style-name="T211">Russ nodded in agreement. “Of course you’re right.” </text:span><text:span text:style-name="T212">He hated it when Chief was right. There were so many thoughts and patterns that could go wrong when Chief was right. But there they were, he had to listen to Chief. Chief had a way about his words that made things make sense.</text:span></text:p>
      <text:p text:style-name="P32"><text:s text:c="5"/>“<text:span text:style-name="T213">Let’s travel inside the White House.” Russ said. “It’ll be risky but worth it.”</text:span></text:p>
      <text:p text:style-name="P32"><text:s text:c="5"/><text:span text:style-name="T213">Chief nodded. “Right, and we’ll get caught and tossed in jail for breaking and entering. They’ll ask us how we got in without being checked by security. We’ll tell lies and then we’ll end up being arrested.” Chief said. “Great plan.”</text:span></text:p>
      <text:p text:style-name="P32"><text:s text:c="5"/><text:span text:style-name="T213">Russ hated it when Chief poked holes in his plans. But there was nothing else he could do about it. Plan or no plan they had to act.</text:span></text:p>
      <text:p text:style-name="P32"><text:s text:c="5"/>“<text:span text:style-name="T213">We’ll just send a letter.” Russ said to Chief. “We’ll send a letter and be done with it.”</text:span></text:p>
      <text:p text:style-name="P32"><text:s text:c="5"/><text:span text:style-name="T214">So they wrote a letter. It was rather simple but it was written.</text:span></text:p>
      <text:p text:style-name="P32"><text:soft-page-break/><text:s text:c="5"/><text:span text:style-name="T214">Russ stood at a mailbox ready to put the letter in. He looked at Chief who nodded. “Do it.”</text:span></text:p>
      <text:p text:style-name="P32"><text:s text:c="5"/><text:span text:style-name="T214">Russ dropped the letter in the mailbox. He looked around, nothing seemed to have changed. But of course it wouldn’t, they would have to travel back to September of 2047 to see if anything had indeed changed.</text:span></text:p>
      <text:p text:style-name="P32"><text:s text:c="5"/><text:span text:style-name="T214">And so they went.</text:span></text:p>
      <text:p text:style-name="P32"/>
      <text:p text:style-name="P33">September 1, 2047</text:p>
      <text:p text:style-name="P33"/>
      <text:p text:style-name="P33"><text:s text:c="5"/>Russ and Chief exited the time vortex in the middle of Chicago. People were out running around doing whatever it was they wanted to be doing. Life seemed to be going good. There was no sign of a war.</text:p>
      <text:p text:style-name="P33"><text:s text:c="5"/>“Extra Extra read all about it. Russia in peace talks with U.N.” A newspaper boy yelled out.</text:p>
      <text:p text:style-name="P33"><text:s text:c="5"/>Chief walked up to the boy and purchased a newspaper. He smiled at the thought. Life was going good. If that’s all it took was a simple letter? He was happy that it could have helped.</text:p>
      <text:p text:style-name="P33"><text:s text:c="5"/>Russ wasn’t too convinced that’s what happened. <text:span text:style-name="T215">How could a letter stop a war from happening? He wasn’t understanding what had </text:span><text:span text:style-name="T216">taken place</text:span><text:span text:style-name="T215">.</text:span></text:p>
      <text:p text:style-name="P33"><text:s text:c="5"/>“<text:span text:style-name="T216">I don’t get it Chief.” Russ said. “A letter couldn’t stop a war.”</text:span></text:p>
      <text:p text:style-name="P33"><text:s text:c="5"/><text:span text:style-name="T216">Chief shook his head. “No, one would think not but who knows. Maybe in this day and age that’s all it needed to do. The United States called Russia, perhaps made a deal with them. Who knows. The rest is history.”</text:span></text:p>
      <text:p text:style-name="P33"><text:s text:c="5"/><text:span text:style-name="T217">Chief gestured to the people around them. “Things seem to be better off don’t they? People are happy. That’s all that matters. Look at how happy they are.”</text:span></text:p>
      <text:p text:style-name="P33"><text:soft-page-break/><text:s text:c="5"/><text:span text:style-name="T217">Russ nodded. He couldn’t argue with the fact that people seemed to be happy. </text:span><text:span text:style-name="T218">They weren’t exactly dancing in the streets happy, but they were enjoying themselves. That’s what mattered most.</text:span></text:p>
      <text:p text:style-name="P33"/>
      <text:p text:style-name="P34">Chapter Ten</text:p>
      <text:p text:style-name="P34"/>
      <text:p text:style-name="P34"><text:s text:c="5"/><text:span text:style-name="T219">Alice paced around her apartment. She hated it when Chief went on a mission and she didn’t know when he’d be back. Or what shape he would be in when he got back.</text:span></text:p>
      <text:p text:style-name="P34"><text:s text:c="5"/><text:span text:style-name="T220">It made her nervous.</text:span></text:p>
      <text:p text:style-name="P34"><text:s text:c="5"/><text:span text:style-name="T221">So nervous in fact that she didn’t sleep. She understood what she was signing up for when she started dating Chief and now that they were engaged, she had to deal with the lifestyle.</text:span></text:p>
      <text:p text:style-name="P34"><text:s text:c="5"/><text:span text:style-name="T222">Time travel wasn’t without its dangers. That much was certain.</text:span></text:p>
      <text:p text:style-name="P34"><text:s text:c="5"/><text:span text:style-name="T222">Alice hated traveling in time. She only did it to help Chief out. She couldn’t see herself traveling again anytime soon.</text:span></text:p>
      <text:p text:style-name="P34"><text:s text:c="5"/><text:span text:style-name="T223">Chief entered Alice’s apartment and smiled. He was home.</text:span></text:p>
      <text:p text:style-name="P34"><text:s text:c="5"/><text:span text:style-name="T223">Alice ran up to Chief and gave him a big bear hug. </text:span><text:span text:style-name="T224">She couldn’t believe her eyes, she had to touch him. Kissing him, she knew it was real.</text:span></text:p>
      <text:p text:style-name="P34"><text:s text:c="5"/>“<text:span text:style-name="T225">Darling, I’m so glad you’re back.” Alice said.</text:span></text:p>
      <text:p text:style-name="P34"><text:s text:c="5"/>“<text:span text:style-name="T225">Of course I’m back.” Chief responded. “Where else would I go but back to </text:span><text:span text:style-name="T228">this place and to you</text:span><text:span text:style-name="T225">?”</text:span></text:p>
      <text:p text:style-name="P34"><text:s text:c="5"/><text:span text:style-name="T226">Alice smiled at the thought. </text:span><text:span text:style-name="T227">She was so happy to have him home. </text:span><text:span text:style-name="T229">She kissed him again.</text:span></text:p>
      <text:p text:style-name="P34"><text:s text:c="5"/><text:span text:style-name="T229">Chief poured some campaign and the two sat on the couch to enjoy it.</text:span></text:p>
      <text:p text:style-name="P34"><text:s text:c="5"/>“<text:span text:style-name="T230">To us!” Exclaimed Alice “And whatever adventures life throws our way.”</text:span></text:p>
      <text:p text:style-name="P34"><text:soft-page-break/><text:s text:c="5"/><text:span text:style-name="T230">Chief clinked his glass against hers. “To us!” He echoed.</text:span></text:p>
      <text:p text:style-name="P34"><text:s text:c="5"/><text:span text:style-name="T231">There was a knock at the door. Chief rose to see who it was. Answering the door, he saw Russ standing there.</text:span></text:p>
      <text:p text:style-name="P34"><text:s text:c="5"/>“<text:span text:style-name="T231">Sorry to interrupt you two.” Russ said. “But we’ve got a problem.”</text:span></text:p>
      <text:p text:style-name="P34"><text:s text:c="5"/><text:span text:style-name="T231">Chief’s smile faded. Another problem. Of course they would have to have another problem. Could this day get any worse? The answer was yes.</text:span></text:p>
      <text:p text:style-name="P34"><text:s text:c="5"/>“<text:span text:style-name="T231">What’s wrong?” Chief asked.</text:span></text:p>
      <text:p text:style-name="P34"><text:s text:c="5"/>“<text:span text:style-name="T231">We fixed the timeline a little too well.” Russ said. </text:span><text:span text:style-name="T232">Handing the paper Chief had bought back in 2047 over to Chief, he explained.</text:span></text:p>
      <text:p text:style-name="P34"><text:s text:c="5"/>“<text:span text:style-name="T232">The U.N. that newspaper boy was talking about? Not the United Nations. It’s the Unified Nations.” Russ said.</text:span></text:p>
      <text:p text:style-name="P34"><text:s text:c="5"/>“<text:span text:style-name="T232">What’s wrong with that? One word exchanged for another.” Chief said. Surely a word mix-up wouldn’t hurt the timeline.</text:span></text:p>
      <text:p text:style-name="P34"><text:s text:c="5"/><text:span text:style-name="T232">Russ nodded. “Yes, but what if there were other damages done? </text:span><text:span text:style-name="T233">More severe damages?</text:span><text:span text:style-name="T232">”</text:span></text:p>
      <text:p text:style-name="P34"><text:s text:c="5"/><text:span text:style-name="T233">Chief sighed. </text:span><text:span text:style-name="T234">What other changes indeed. </text:span><text:span text:style-name="T235">If there were other changes, they would have to track </text:span><text:span text:style-name="T236">the infractions</text:span><text:span text:style-name="T235"> down and investigate them one by one. He was not looking forward to that.</text:span></text:p>
      <text:p text:style-name="P34"><text:s text:c="5"/>“<text:span text:style-name="T237">Alright Russ, let’s get to work.” Chief said.</text:span></text:p>
      <text:p text:style-name="P34"><text:s text:c="5"/><text:span text:style-name="T237">Kissing Alice’s hand, Chief apologized. “I’m sorry my dear, but work is never over trying to make things right.”</text:span></text:p>
      <text:p text:style-name="P34"><text:s text:c="5"/><text:span text:style-name="T237">Alice nodded. “Mmmhmm, I wish you never invented the damned thing to begin with.” She said. “Don’t be too long.”</text:span></text:p>
      <text:p text:style-name="P34"><text:s text:c="5"/>“<text:span text:style-name="T238">I will try my best.” Chief answered.</text:span></text:p>
      <text:p text:style-name="P34"><text:s text:c="5"/><text:span text:style-name="T238">Russ and Chief left Alice’s apartment.</text:span></text:p>
      <text:p text:style-name="P34"><text:soft-page-break/><text:s text:c="5"/>“<text:span text:style-name="T238">What I didn’t want to say in front of the young lady.” Russ started out. “We live in a confederate state. The civil war kept states divided in this timeline, there wasn’t a victor.”</text:span></text:p>
      <text:p text:style-name="P34"><text:s text:c="5"/>“<text:span text:style-name="T238">Surely not.” Chief responded.</text:span></text:p>
      <text:p text:style-name="P34"><text:s text:c="5"/>“<text:span text:style-name="T238">I’m afraid so.” Russ said.</text:span></text:p>
      <text:p text:style-name="P34"><text:s text:c="5"/>“<text:span text:style-name="T239">But if there wasn’t a victor to the civil war.” Chief said. “Then…”</text:span></text:p>
      <text:p text:style-name="P34"><text:s text:c="5"/>“<text:span text:style-name="T239">That’s right. The North and the South are alive and well.”</text:span></text:p>
      <text:p text:style-name="P34"><text:s text:c="5"/><text:span text:style-name="T240">Chief couldn’t believe his ears. Everything they built time travel for was being turned on its side and upside down. Nothing was making it easier.</text:span></text:p>
      <text:p text:style-name="P34"><text:s text:c="5"/><text:span text:style-name="T241">Reaching the debarkation room, Chief wondered how far into the past they would have to go this time. Again two men couldn’t change the course of history. Well to his knowledge they couldn’t.</text:span></text:p>
      <text:p text:style-name="P34"><text:s text:c="5"/>“<text:span text:style-name="T242">Dial it up.” Chief looked to Russ. “Let’s hope we get this right.”</text:span></text:p>
      <text:p text:style-name="P34"><text:s text:c="5"/><text:span text:style-name="T242">They vanished.</text:span></text:p>
      <text:p text:style-name="P34"><text:s text:c="5"/><text:span text:style-name="T243">The vortex deposited them outside Gettysburg during the Civil War. Chief looked to Russ uncertain.</text:span></text:p>
      <text:p text:style-name="P34"><text:s text:c="5"/>“<text:span text:style-name="T243">You’re sure this is where the time fraction occurs.”</text:span></text:p>
      <text:p text:style-name="P34"><text:s text:c="5"/><text:span text:style-name="T243">Russ nodded his head. “Yes, everything points to this moment.”</text:span></text:p>
      <text:p text:style-name="P34"><text:s text:c="5"/><text:span text:style-name="T244">Chief shook his head. “To think everything comes down to a specific moment in time. Talk about strange.”</text:span></text:p>
      <text:p text:style-name="P34"><text:s text:c="5"/>“<text:span text:style-name="T244">You can say that again.” Russ replied.</text:span></text:p>
      <text:p text:style-name="P34"><text:s text:c="5"/><text:span text:style-name="T244">As they watched the battle unfold something strange happened. Everyone disappeared from the battlefield.</text:span></text:p>
      <text:p text:style-name="P34"><text:s text:c="5"/>“<text:span text:style-name="T244">What the devil?” Chief asked.</text:span></text:p>
      <text:p text:style-name="P34"><text:soft-page-break/><text:s text:c="5"/>“<text:span text:style-name="T244">You’ve got me.” Russ said. “I saw it as much as you did.”</text:span></text:p>
      <text:p text:style-name="P34"><text:s text:c="5"/><text:span text:style-name="T244">Chief nodded. “Everyone’s just gone.”</text:span></text:p>
      <text:p text:style-name="P34"><text:s text:c="5"/>“<text:span text:style-name="T244">Witches!” A man shouted at Chief and Russ. “Witches the both of you!”</text:span></text:p>
      <text:p text:style-name="P34"><text:s text:c="5"/><text:span text:style-name="T244">Chief turned to see a man dressed in Civil War era attire approach them. He was pointing his finger at them.</text:span></text:p>
      <text:p text:style-name="P34"><text:s text:c="5"/>“<text:span text:style-name="T244">Excuse me sir?” Chief asked. “What are you mad?”</text:span></text:p>
      <text:p text:style-name="P34"><text:s text:c="5"/>“<text:span text:style-name="T244">You came out of nowhere.” The man said his hand still pointed. “Then everyone disappeared. You must be witches.”</text:span></text:p>
      <text:p text:style-name="P34"><text:s text:c="5"/><text:span text:style-name="T244">Russ sighed. “No sir, we’re as much confused as you are as to what happened here. I assure you we are not witches.”</text:span></text:p>
      <text:p text:style-name="P34"><text:s text:c="5"/>“<text:span text:style-name="T244">Warlocks maybe.” The man countered.</text:span></text:p>
      <text:p text:style-name="P34"><text:s text:c="5"/>“<text:span text:style-name="T244">Neither warlocks.” Chief said. “Tell me, what is your name?”</text:span></text:p>
      <text:p text:style-name="P34"><text:s text:c="5"/>“<text:span text:style-name="T244">James.” The man said “James Madelson.”</text:span></text:p>
      <text:p text:style-name="P34"><text:s text:c="5"/>“<text:span text:style-name="T244">Well James.” Chief said. “We honestly don’t know what happened here. But these people appear to have vanished into thin air. Do you have any explanation for it?”</text:span></text:p>
      <text:p text:style-name="P34"><text:s text:c="5"/><text:span text:style-name="T244">James shook his head. “No.”</text:span></text:p>
      <text:p text:style-name="P34"><text:s text:c="5"/>“<text:span text:style-name="T244">Good neither do we.” Chief said.</text:span></text:p>
      <text:p text:style-name="P34"><text:s text:c="5"/><text:span text:style-name="T244">Russ looked at his watch. “Chief, I’m reading residual traces of time travel at play here.”</text:span></text:p>
      <text:p text:style-name="P34"><text:s text:c="5"/>“<text:span text:style-name="T244">If you’re not a witch, what’s that on your arm?”</text:span></text:p>
      <text:p text:style-name="P34"><text:s text:c="5"/><text:span text:style-name="T244">Russ looked from his watch to James. “Oh this? It’s uh.”</text:span></text:p>
      <text:p text:style-name="P34"><text:s text:c="5"/><text:span text:style-name="T244">Chief smiled. “It just tells time James. Now tell me what are we going to do about these men disappearing? Hmm?”</text:span></text:p>
      <text:p text:style-name="P34"><text:soft-page-break/><text:s text:c="5"/>“<text:span text:style-name="T245">Don’t know. Haven’t got a clue where they went.” Jame said.</text:span></text:p>
      <text:p text:style-name="P34"><text:s text:c="5"/>“<text:span text:style-name="T245">Exactly.” Chief replied. “Why don’t you go home and let us take over the investigation. What do you say?”</text:span></text:p>
      <text:p text:style-name="P34"><text:s text:c="5"/><text:span text:style-name="T245">James nodded. “Alright. That sounds good.” He turned around and walked away.</text:span></text:p>
      <text:p text:style-name="P34"><text:s text:c="5"/>“<text:span text:style-name="T245">Russ, if there was to be a battle here. Then there needs to be a battle here.”</text:span></text:p>
      <text:p text:style-name="P34"><text:s text:c="5"/><text:span text:style-name="T245">Russ nodded. “I know Chief, I know. </text:span><text:span text:style-name="T246">We need to find out where those people went to.” He checked his watch again. “They were transported sometime to the year 2026. After that, I haven’t a clue.”</text:span></text:p>
      <text:p text:style-name="P34"><text:s text:c="5"/><text:span text:style-name="T246">Chief looked at his own watch and set the time and location Gettysburg 2026. “Alright let’s go.”</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3T15:28:13.071000000</dc:date>
    <meta:editing-cycles>267</meta:editing-cycles>
    <meta:generator>LibreOffice/7.4.1.2$Windows_X86_64 LibreOffice_project/3c58a8f3a960df8bc8fd77b461821e42c061c5f0</meta:generator>
    <meta:editing-duration>PT7H39M3S</meta:editing-duration>
    <meta:document-statistic meta:table-count="0" meta:image-count="0" meta:object-count="0" meta:page-count="41" meta:paragraph-count="524" meta:word-count="10245" meta:character-count="57352" meta:non-whitespace-character-count="45133"/>
  </office:meta>
</office:document-meta>
</file>